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3.201cm"/>
    </style:style>
    <style:style style:name="Table1.C" style:family="table-column">
      <style:table-column-properties style:column-width="12.224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22cm" fo:margin-left="0cm" table:align="left"/>
    </style:style>
    <style:style style:name="Table2.A" style:family="table-column">
      <style:table-column-properties style:column-width="1.088cm"/>
    </style:style>
    <style:style style:name="Table2.B" style:family="table-column">
      <style:table-column-properties style:column-width="4.6cm"/>
    </style:style>
    <style:style style:name="Table2.C" style:family="table-column">
      <style:table-column-properties style:column-width="11.333cm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cccccc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4pt" officeooo:rsid="0008a40f" officeooo:paragraph-rsid="0008a40f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officeooo:rsid="0008a40f" officeooo:paragraph-rsid="0008a40f" style:font-size-asian="12.25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Arial" fo:font-size="14pt" officeooo:rsid="0008a40f" officeooo:paragraph-rsid="0008a40f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officeooo:rsid="00e66d7a" officeooo:paragraph-rsid="00e66d7a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font-weight="bold" officeooo:rsid="0008a40f" officeooo:paragraph-rsid="0008a40f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fo:font-weight="bold" officeooo:rsid="0008a40f" officeooo:paragraph-rsid="0008a40f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bold" officeooo:rsid="0008a40f" officeooo:paragraph-rsid="0008a40f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bold" officeooo:rsid="0008ae98" officeooo:paragraph-rsid="0008ae9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bold" officeooo:rsid="0008ae98" officeooo:paragraph-rsid="0008ae98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0d5af0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131fd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1d179b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3e482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511967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6772d8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72efbc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8428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98d27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b037f8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cb3290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f51f97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fo:font-weight="normal" officeooo:rsid="0008a40f" officeooo:paragraph-rsid="0008a40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0feafe" officeooo:paragraph-rsid="000feafe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0feafe" officeooo:paragraph-rsid="0014fe2c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0a322" officeooo:paragraph-rsid="001d179b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0a322" officeooo:paragraph-rsid="00511967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0a322" officeooo:paragraph-rsid="006772d8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0a322" officeooo:paragraph-rsid="001c3069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ac8e00" officeooo:paragraph-rsid="00ac8e00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c66908" officeooo:paragraph-rsid="00c66908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c66908" officeooo:paragraph-rsid="00df0576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db69f4" officeooo:paragraph-rsid="00db69f4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e0f9a9" officeooo:paragraph-rsid="00e0f9a9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fo:font-style="normal" fo:font-weight="bold" officeooo:rsid="000feafe" officeooo:paragraph-rsid="000feafe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fo:font-style="normal" fo:font-weight="bold" officeooo:rsid="0010a322" officeooo:paragraph-rsid="0072efbc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fo:font-style="normal" fo:font-weight="bold" officeooo:rsid="0010a322" officeooo:paragraph-rsid="009791f1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fo:font-style="normal" fo:font-weight="bold" officeooo:rsid="00131fdc" officeooo:paragraph-rsid="00131fdc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Arial" fo:font-size="12pt" fo:font-style="normal" fo:font-weight="bold" officeooo:rsid="00e253f2" officeooo:paragraph-rsid="00e253f2" style:font-size-asian="10.5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Arial" fo:font-size="15pt" fo:font-weight="normal" officeooo:rsid="0008a40f" officeooo:paragraph-rsid="0008a40f" style:font-size-asian="13.1000003814697pt" style:font-weight-asian="normal" style:font-size-complex="15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Arial" fo:font-size="15pt" fo:font-style="normal" fo:font-weight="bold" officeooo:rsid="00df0576" officeooo:paragraph-rsid="00df0576" style:font-size-asian="15pt" style:font-style-asian="normal" style:font-weight-asian="bold" style:font-size-complex="15pt" style:font-style-complex="normal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Arial" fo:font-size="15pt" fo:font-style="normal" fo:font-weight="bold" officeooo:rsid="00e0f9a9" officeooo:paragraph-rsid="00e0f9a9" style:font-size-asian="15pt" style:font-style-asian="normal" style:font-weight-asian="bold" style:font-size-complex="15pt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3pt" fo:font-weight="bold" officeooo:rsid="0008ae98" officeooo:paragraph-rsid="0008ae98" style:font-size-asian="13pt" style:font-weight-asian="bold" style:font-size-complex="13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Arial" fo:font-size="13pt" fo:font-weight="bold" officeooo:rsid="000d5af0" officeooo:paragraph-rsid="000d5af0" style:font-size-asian="13pt" style:font-weight-asian="bold" style:font-size-complex="13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Arial" fo:font-size="13pt" fo:font-style="normal" fo:font-weight="normal" officeooo:rsid="00df7203" officeooo:paragraph-rsid="00df7203" style:font-size-asian="13pt" style:font-style-asian="normal" style:font-weight-asian="normal" style:font-size-complex="13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bold" officeooo:rsid="00131fdc" officeooo:paragraph-rsid="0072efbc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weight="bold" officeooo:rsid="00131fdc" officeooo:paragraph-rsid="00842812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weight="bold" officeooo:rsid="00131fdc" officeooo:paragraph-rsid="0098d277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weight="bold" officeooo:rsid="00131fdc" officeooo:paragraph-rsid="00b037f8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weight="bold" officeooo:rsid="00131fdc" officeooo:paragraph-rsid="00cb3290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weight="bold" officeooo:rsid="00131fdc" officeooo:paragraph-rsid="00f75c6b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weight="bold" officeooo:rsid="00131fdc" officeooo:paragraph-rsid="00f8e71b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weight="bold" officeooo:rsid="00131fdc" officeooo:paragraph-rsid="00f9b49f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weight="bold" officeooo:rsid="00131fdc" officeooo:paragraph-rsid="00fb0881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tyle="normal" fo:font-weight="bold" officeooo:rsid="00e0f9a9" officeooo:paragraph-rsid="00e0f9a9" style:font-style-asian="normal" style:font-weight-asian="bold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2pt" officeooo:rsid="0008ae98" officeooo:paragraph-rsid="0008ae98" style:font-size-asian="10.5pt" style:font-size-complex="12pt"/>
    </style:style>
    <style:style style:name="P56" style:family="paragraph" style:parent-style-name="Table_20_Contents">
      <style:paragraph-properties fo:text-align="justify" style:justify-single-word="false"/>
      <style:text-properties style:font-name="Arial" fo:font-size="12pt" officeooo:rsid="0008ae98" officeooo:paragraph-rsid="0008ae98" style:font-size-asian="10.5pt" style:font-size-complex="12pt"/>
    </style:style>
    <style:style style:name="P57" style:family="paragraph" style:parent-style-name="Table_20_Contents">
      <style:paragraph-properties fo:text-align="justify" style:justify-single-word="false"/>
      <style:text-properties style:font-name="Arial" fo:font-size="12pt" officeooo:rsid="0008ae98" officeooo:paragraph-rsid="00e79ecb" style:font-size-asian="10.5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12pt" officeooo:rsid="000bb529" officeooo:paragraph-rsid="000bb529" style:font-size-asian="10.5pt" style:font-size-complex="12pt"/>
    </style:style>
    <style:style style:name="P59" style:family="paragraph" style:parent-style-name="Table_20_Contents">
      <style:paragraph-properties fo:text-align="justify" style:justify-single-word="false"/>
      <style:text-properties style:font-name="Arial" fo:font-size="12pt" officeooo:rsid="000bb529" officeooo:paragraph-rsid="000bb529" style:font-size-asian="10.5pt" style:font-size-complex="12pt"/>
    </style:style>
    <style:style style:name="P60" style:family="paragraph" style:parent-style-name="Table_20_Contents">
      <style:paragraph-properties fo:text-align="justify" style:justify-single-word="false"/>
      <style:text-properties style:font-name="Arial" fo:font-size="12pt" officeooo:rsid="000bb529" officeooo:paragraph-rsid="00fd4ae0" style:font-size-asian="10.5pt" style:font-size-complex="12pt"/>
    </style:style>
    <style:style style:name="P61" style:family="paragraph" style:parent-style-name="Table_20_Contents">
      <style:paragraph-properties fo:text-align="justify" style:justify-single-word="false"/>
      <style:text-properties style:font-name="Arial" fo:font-size="12pt" officeooo:rsid="000bb529" officeooo:paragraph-rsid="00ff33bf" style:font-size-asian="10.5pt" style:font-size-complex="12pt"/>
    </style:style>
    <style:style style:name="P62" style:family="paragraph" style:parent-style-name="Table_20_Contents">
      <style:paragraph-properties fo:text-align="justify" style:justify-single-word="false"/>
      <style:text-properties style:font-name="Arial" fo:font-size="12pt" officeooo:rsid="000bb529" officeooo:paragraph-rsid="0100de56" style:font-size-asian="10.5pt" style:font-size-complex="12pt"/>
    </style:style>
    <style:style style:name="P63" style:family="paragraph" style:parent-style-name="Table_20_Contents">
      <style:paragraph-properties fo:text-align="justify" style:justify-single-word="false"/>
      <style:text-properties style:font-name="Arial" fo:font-size="12pt" officeooo:rsid="000bb529" officeooo:paragraph-rsid="01015230" style:font-size-asian="10.5pt" style:font-size-complex="12pt"/>
    </style:style>
    <style:style style:name="P64" style:family="paragraph" style:parent-style-name="Table_20_Contents">
      <style:paragraph-properties fo:text-align="justify" style:justify-single-word="false"/>
      <style:text-properties style:font-name="Arial" fo:font-size="12pt" officeooo:rsid="000bb529" officeooo:paragraph-rsid="01027c64" style:font-size-asian="10.5pt" style:font-size-complex="12pt"/>
    </style:style>
    <style:style style:name="P65" style:family="paragraph" style:parent-style-name="Table_20_Contents">
      <style:paragraph-properties fo:text-align="justify" style:justify-single-word="false"/>
      <style:text-properties style:font-name="Arial" fo:font-size="12pt" officeooo:rsid="000bb529" officeooo:paragraph-rsid="010416c4" style:font-size-asian="10.5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style:font-name="Arial" fo:font-size="12pt" officeooo:rsid="00e96c6b" officeooo:paragraph-rsid="00e96c6b" style:font-size-asian="10.5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style:font-name="Arial" fo:font-size="12pt" officeooo:rsid="00ea4d28" officeooo:paragraph-rsid="00ea4d28" style:font-size-asian="10.5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size="12pt" officeooo:rsid="00ea587f" officeooo:paragraph-rsid="00ea587f" style:font-size-asian="10.5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12pt" officeooo:rsid="00ead933" officeooo:paragraph-rsid="00ead933" style:font-size-asian="10.5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style:font-name="Arial" fo:font-size="12pt" officeooo:rsid="00eba15b" officeooo:paragraph-rsid="00eba15b" style:font-size-asian="10.5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style:font-name="Arial" fo:font-size="12pt" officeooo:rsid="00ebf4e1" officeooo:paragraph-rsid="00ece21a" style:font-size-asian="10.5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12pt" officeooo:rsid="00fc04c0" officeooo:paragraph-rsid="00fc04c0" style:font-size-asian="10.5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2pt" fo:font-weight="bold" officeooo:rsid="0008ae98" officeooo:paragraph-rsid="0008ae98" style:font-size-asian="10.5pt" style:font-weight-asian="bold" style:font-size-complex="12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12pt" fo:font-weight="bold" officeooo:rsid="0008ae98" officeooo:paragraph-rsid="0008ae98" style:font-size-asian="10.5pt" style:font-weight-asian="bold" style:font-size-complex="12pt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12pt" fo:font-weight="bold" officeooo:rsid="000bb529" officeooo:paragraph-rsid="000bb529" style:font-size-asian="10.5pt" style:font-weight-asian="bold" style:font-size-complex="12pt" style:font-weight-complex="bold"/>
    </style:style>
    <style:style style:name="P76" style:family="paragraph" style:parent-style-name="Standard" style:list-style-name="L2">
      <style:paragraph-properties fo:text-align="justify" style:justify-single-word="false"/>
      <style:text-properties officeooo:paragraph-rsid="000d5af0"/>
    </style:style>
    <style:style style:name="P77" style:family="paragraph" style:parent-style-name="Standard" style:list-style-name="L3">
      <style:paragraph-properties fo:text-align="justify" style:justify-single-word="false"/>
      <style:text-properties officeooo:paragraph-rsid="0014fe2c"/>
    </style:style>
    <style:style style:name="P78" style:family="paragraph" style:parent-style-name="Standard" style:list-style-name="L3">
      <style:paragraph-properties fo:text-align="justify" style:justify-single-word="false"/>
      <style:text-properties officeooo:paragraph-rsid="001d179b"/>
    </style:style>
    <style:style style:name="P79" style:family="paragraph" style:parent-style-name="Standard" style:list-style-name="L3">
      <style:paragraph-properties fo:text-align="justify" style:justify-single-word="false"/>
      <style:text-properties officeooo:paragraph-rsid="00511967"/>
    </style:style>
    <style:style style:name="P80" style:family="paragraph" style:parent-style-name="Standard" style:list-style-name="L3">
      <style:paragraph-properties fo:text-align="justify" style:justify-single-word="false"/>
      <style:text-properties officeooo:paragraph-rsid="006772d8"/>
    </style:style>
    <style:style style:name="P81" style:family="paragraph" style:parent-style-name="Standard" style:list-style-name="L3">
      <style:paragraph-properties fo:text-align="justify" style:justify-single-word="false"/>
      <style:text-properties officeooo:paragraph-rsid="0072efbc"/>
    </style:style>
    <style:style style:name="P82" style:family="paragraph" style:parent-style-name="Standard" style:list-style-name="L3">
      <style:paragraph-properties fo:text-align="justify" style:justify-single-word="false"/>
      <style:text-properties officeooo:paragraph-rsid="00842812"/>
    </style:style>
    <style:style style:name="P83" style:family="paragraph" style:parent-style-name="Standard" style:list-style-name="L3">
      <style:paragraph-properties fo:text-align="justify" style:justify-single-word="false"/>
      <style:text-properties officeooo:paragraph-rsid="0098d277"/>
    </style:style>
    <style:style style:name="P84" style:family="paragraph" style:parent-style-name="Standard" style:list-style-name="L3">
      <style:paragraph-properties fo:text-align="justify" style:justify-single-word="false"/>
      <style:text-properties officeooo:paragraph-rsid="00b037f8"/>
    </style:style>
    <style:style style:name="P85" style:family="paragraph" style:parent-style-name="Standard" style:list-style-name="L3">
      <style:paragraph-properties fo:text-align="justify" style:justify-single-word="false"/>
      <style:text-properties officeooo:paragraph-rsid="00cb3290"/>
    </style:style>
    <style:style style:name="P86" style:family="paragraph" style:parent-style-name="Standard" style:list-style-name="L3">
      <style:paragraph-properties fo:text-align="justify" style:justify-single-word="false"/>
      <style:text-properties officeooo:paragraph-rsid="013fc394"/>
    </style:style>
    <style:style style:name="P87" style:family="paragraph" style:parent-style-name="Standard" style:list-style-name="L2">
      <style:paragraph-properties fo:text-align="justify" style:justify-single-word="false"/>
      <style:text-properties style:font-name="Arial" fo:font-size="12pt" fo:font-style="normal" fo:font-weight="normal" officeooo:rsid="000e3d76" officeooo:paragraph-rsid="000d5af0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14fe2c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1d179b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3e482d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511967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6772d8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72efbc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842812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98d277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b037f8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cb3290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2">
      <style:paragraph-properties fo:text-align="justify" style:justify-single-word="false"/>
      <style:text-properties style:font-name="Arial" fo:font-size="12pt" fo:font-style="normal" fo:font-weight="normal" officeooo:rsid="000feafe" officeooo:paragraph-rsid="000feafe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14fe2c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1d179b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3e482d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511967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6772d8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72efbc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842812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98d277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b037f8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cb3290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L2">
      <style:paragraph-properties fo:text-align="start" style:justify-single-word="false"/>
      <style:text-properties style:font-name="Arial" fo:font-size="12pt" fo:font-style="normal" fo:font-weight="normal" officeooo:rsid="00103b76" officeooo:paragraph-rsid="00103b76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3b76" officeooo:paragraph-rsid="0014fe2c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3b76" officeooo:paragraph-rsid="001d179b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3b76" officeooo:paragraph-rsid="003e482d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3b76" officeooo:paragraph-rsid="00511967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3b76" officeooo:paragraph-rsid="006772d8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3b76" officeooo:paragraph-rsid="0072efbc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3b76" officeooo:paragraph-rsid="00842812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3b76" officeooo:paragraph-rsid="0098d277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 style:list-style-name="L2">
      <style:paragraph-properties fo:text-align="start" style:justify-single-word="false"/>
      <style:text-properties style:font-name="Arial" fo:font-size="12pt" fo:font-style="normal" fo:font-weight="normal" officeooo:rsid="0010a322" officeooo:paragraph-rsid="0010a322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a322" officeooo:paragraph-rsid="0014fe2c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a322" officeooo:paragraph-rsid="001d179b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a322" officeooo:paragraph-rsid="003e482d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a322" officeooo:paragraph-rsid="00511967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a322" officeooo:paragraph-rsid="006772d8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0a322" officeooo:paragraph-rsid="003e482d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0a322" officeooo:paragraph-rsid="00511967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0a322" officeooo:paragraph-rsid="006772d8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92abc1" officeooo:paragraph-rsid="0092abc1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971949" officeooo:paragraph-rsid="00971949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971949" officeooo:paragraph-rsid="0098d277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971949" officeooo:paragraph-rsid="00b037f8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9791f1" officeooo:paragraph-rsid="009791f1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ac8e00" officeooo:paragraph-rsid="00ac8e00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ac8e00" officeooo:paragraph-rsid="00ac8e00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be1d1a" officeooo:paragraph-rsid="00be1d1a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bf47e0" officeooo:paragraph-rsid="00bf47e0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bf47e0" officeooo:paragraph-rsid="00cb3290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c66908" officeooo:paragraph-rsid="00c66908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c66908" officeooo:paragraph-rsid="00c66908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c66908" officeooo:paragraph-rsid="00df0576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db69f4" officeooo:paragraph-rsid="00db69f4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e0f9a9" officeooo:paragraph-rsid="00e0f9a9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 style:list-style-name="L2">
      <style:paragraph-properties fo:text-align="start" style:justify-single-word="false"/>
      <style:text-properties style:font-name="Arial" fo:font-size="12pt" fo:font-style="normal" fo:font-weight="bold" officeooo:rsid="000feafe" officeooo:paragraph-rsid="000feafe" style:font-size-asian="10.5pt" style:font-style-asian="normal" style:font-weight-asian="bold" style:font-size-complex="12pt" style:font-style-complex="normal" style:font-weight-complex="bold"/>
    </style:style>
    <style:style style:name="P143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14fe2c" style:font-size-asian="10.5pt" style:font-style-asian="normal" style:font-weight-asian="bold" style:font-size-complex="12pt" style:font-style-complex="normal" style:font-weight-complex="bold"/>
    </style:style>
    <style:style style:name="P144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1d179b" style:font-size-asian="10.5pt" style:font-style-asian="normal" style:font-weight-asian="bold" style:font-size-complex="12pt" style:font-style-complex="normal" style:font-weight-complex="bold"/>
    </style:style>
    <style:style style:name="P145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3e482d" style:font-size-asian="10.5pt" style:font-style-asian="normal" style:font-weight-asian="bold" style:font-size-complex="12pt" style:font-style-complex="normal" style:font-weight-complex="bold"/>
    </style:style>
    <style:style style:name="P146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511967" style:font-size-asian="10.5pt" style:font-style-asian="normal" style:font-weight-asian="bold" style:font-size-complex="12pt" style:font-style-complex="normal" style:font-weight-complex="bold"/>
    </style:style>
    <style:style style:name="P147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6772d8" style:font-size-asian="10.5pt" style:font-style-asian="normal" style:font-weight-asian="bold" style:font-size-complex="12pt" style:font-style-complex="normal" style:font-weight-complex="bold"/>
    </style:style>
    <style:style style:name="P148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72efbc" style:font-size-asian="10.5pt" style:font-style-asian="normal" style:font-weight-asian="bold" style:font-size-complex="12pt" style:font-style-complex="normal" style:font-weight-complex="bold"/>
    </style:style>
    <style:style style:name="P149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842812" style:font-size-asian="10.5pt" style:font-style-asian="normal" style:font-weight-asian="bold" style:font-size-complex="12pt" style:font-style-complex="normal" style:font-weight-complex="bold"/>
    </style:style>
    <style:style style:name="P150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98d277" style:font-size-asian="10.5pt" style:font-style-asian="normal" style:font-weight-asian="bold" style:font-size-complex="12pt" style:font-style-complex="normal" style:font-weight-complex="bold"/>
    </style:style>
    <style:style style:name="P151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b037f8" style:font-size-asian="10.5pt" style:font-style-asian="normal" style:font-weight-asian="bold" style:font-size-complex="12pt" style:font-style-complex="normal" style:font-weight-complex="bold"/>
    </style:style>
    <style:style style:name="P152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cb3290" style:font-size-asian="10.5pt" style:font-style-asian="normal" style:font-weight-asian="bold" style:font-size-complex="12pt" style:font-style-complex="normal" style:font-weight-complex="bold"/>
    </style:style>
    <style:style style:name="P153" style:family="paragraph" style:parent-style-name="Standard" style:list-style-name="L2">
      <style:paragraph-properties fo:text-align="start" style:justify-single-word="false"/>
      <style:text-properties style:font-name="Arial" fo:font-size="12pt" fo:font-style="normal" fo:font-weight="bold" officeooo:rsid="00103b76" officeooo:paragraph-rsid="00103b76" style:font-size-asian="10.5pt" style:font-style-asian="normal" style:font-weight-asian="bold" style:font-size-complex="12pt" style:font-style-complex="normal" style:font-weight-complex="bold"/>
    </style:style>
    <style:style style:name="P154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14fe2c" style:font-size-asian="10.5pt" style:font-style-asian="normal" style:font-weight-asian="bold" style:font-size-complex="12pt" style:font-style-complex="normal" style:font-weight-complex="bold"/>
    </style:style>
    <style:style style:name="P155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1d179b" style:font-size-asian="10.5pt" style:font-style-asian="normal" style:font-weight-asian="bold" style:font-size-complex="12pt" style:font-style-complex="normal" style:font-weight-complex="bold"/>
    </style:style>
    <style:style style:name="P156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3e482d" style:font-size-asian="10.5pt" style:font-style-asian="normal" style:font-weight-asian="bold" style:font-size-complex="12pt" style:font-style-complex="normal" style:font-weight-complex="bold"/>
    </style:style>
    <style:style style:name="P157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511967" style:font-size-asian="10.5pt" style:font-style-asian="normal" style:font-weight-asian="bold" style:font-size-complex="12pt" style:font-style-complex="normal" style:font-weight-complex="bold"/>
    </style:style>
    <style:style style:name="P158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6772d8" style:font-size-asian="10.5pt" style:font-style-asian="normal" style:font-weight-asian="bold" style:font-size-complex="12pt" style:font-style-complex="normal" style:font-weight-complex="bold"/>
    </style:style>
    <style:style style:name="P159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72efbc" style:font-size-asian="10.5pt" style:font-style-asian="normal" style:font-weight-asian="bold" style:font-size-complex="12pt" style:font-style-complex="normal" style:font-weight-complex="bold"/>
    </style:style>
    <style:style style:name="P160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842812" style:font-size-asian="10.5pt" style:font-style-asian="normal" style:font-weight-asian="bold" style:font-size-complex="12pt" style:font-style-complex="normal" style:font-weight-complex="bold"/>
    </style:style>
    <style:style style:name="P161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98d277" style:font-size-asian="10.5pt" style:font-style-asian="normal" style:font-weight-asian="bold" style:font-size-complex="12pt" style:font-style-complex="normal" style:font-weight-complex="bold"/>
    </style:style>
    <style:style style:name="P162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b037f8" style:font-size-asian="10.5pt" style:font-style-asian="normal" style:font-weight-asian="bold" style:font-size-complex="12pt" style:font-style-complex="normal" style:font-weight-complex="bold"/>
    </style:style>
    <style:style style:name="P163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cb3290" style:font-size-asian="10.5pt" style:font-style-asian="normal" style:font-weight-asian="bold" style:font-size-complex="12pt" style:font-style-complex="normal" style:font-weight-complex="bold"/>
    </style:style>
    <style:style style:name="P164" style:family="paragraph" style:parent-style-name="Standard" style:list-style-name="L2">
      <style:paragraph-properties fo:text-align="start" style:justify-single-word="false"/>
      <style:text-properties style:font-name="Arial" fo:font-size="12pt" fo:font-style="normal" fo:font-weight="bold" officeooo:rsid="0010a322" officeooo:paragraph-rsid="0010a322" style:font-size-asian="10.5pt" style:font-style-asian="normal" style:font-weight-asian="bold" style:font-size-complex="12pt" style:font-style-complex="normal" style:font-weight-complex="bold"/>
    </style:style>
    <style:style style:name="P165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14fe2c" style:font-size-asian="10.5pt" style:font-style-asian="normal" style:font-weight-asian="bold" style:font-size-complex="12pt" style:font-style-complex="normal" style:font-weight-complex="bold"/>
    </style:style>
    <style:style style:name="P166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1d179b" style:font-size-asian="10.5pt" style:font-style-asian="normal" style:font-weight-asian="bold" style:font-size-complex="12pt" style:font-style-complex="normal" style:font-weight-complex="bold"/>
    </style:style>
    <style:style style:name="P167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3e482d" style:font-size-asian="10.5pt" style:font-style-asian="normal" style:font-weight-asian="bold" style:font-size-complex="12pt" style:font-style-complex="normal" style:font-weight-complex="bold"/>
    </style:style>
    <style:style style:name="P168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511967" style:font-size-asian="10.5pt" style:font-style-asian="normal" style:font-weight-asian="bold" style:font-size-complex="12pt" style:font-style-complex="normal" style:font-weight-complex="bold"/>
    </style:style>
    <style:style style:name="P169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6772d8" style:font-size-asian="10.5pt" style:font-style-asian="normal" style:font-weight-asian="bold" style:font-size-complex="12pt" style:font-style-complex="normal" style:font-weight-complex="bold"/>
    </style:style>
    <style:style style:name="P170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72efbc" style:font-size-asian="10.5pt" style:font-style-asian="normal" style:font-weight-asian="bold" style:font-size-complex="12pt" style:font-style-complex="normal" style:font-weight-complex="bold"/>
    </style:style>
    <style:style style:name="P171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842812" style:font-size-asian="10.5pt" style:font-style-asian="normal" style:font-weight-asian="bold" style:font-size-complex="12pt" style:font-style-complex="normal" style:font-weight-complex="bold"/>
    </style:style>
    <style:style style:name="P172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98d277" style:font-size-asian="10.5pt" style:font-style-asian="normal" style:font-weight-asian="bold" style:font-size-complex="12pt" style:font-style-complex="normal" style:font-weight-complex="bold"/>
    </style:style>
    <style:style style:name="P173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b037f8" style:font-size-asian="10.5pt" style:font-style-asian="normal" style:font-weight-asian="bold" style:font-size-complex="12pt" style:font-style-complex="normal" style:font-weight-complex="bold"/>
    </style:style>
    <style:style style:name="P174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cb3290" style:font-size-asian="10.5pt" style:font-style-asian="normal" style:font-weight-asian="bold" style:font-size-complex="12pt" style:font-style-complex="normal" style:font-weight-complex="bold"/>
    </style:style>
    <style:style style:name="P175" style:family="paragraph" style:parent-style-name="Standard">
      <style:paragraph-properties fo:text-align="start" style:justify-single-word="false"/>
      <style:text-properties style:font-name="Arial" fo:font-size="12pt" fo:font-style="normal" fo:font-weight="bold" officeooo:rsid="0010a322" officeooo:paragraph-rsid="0072efbc" style:font-size-asian="10.5pt" style:font-style-asian="normal" style:font-weight-asian="bold" style:font-size-complex="12pt" style:font-style-complex="normal" style:font-weight-complex="bold"/>
    </style:style>
    <style:style style:name="P176" style:family="paragraph" style:parent-style-name="Standard">
      <style:paragraph-properties fo:text-align="start" style:justify-single-word="false"/>
      <style:text-properties style:font-name="Arial" fo:font-size="12pt" fo:font-style="normal" fo:font-weight="bold" officeooo:rsid="0010a322" officeooo:paragraph-rsid="009791f1" style:font-size-asian="10.5pt" style:font-style-asian="normal" style:font-weight-asian="bold" style:font-size-complex="12pt" style:font-style-complex="normal" style:font-weight-complex="bold"/>
    </style:style>
    <style:style style:name="P177" style:family="paragraph" style:parent-style-name="Standard">
      <style:paragraph-properties fo:text-align="start" style:justify-single-word="false"/>
      <style:text-properties style:font-name="Arial" fo:font-size="12pt" fo:font-style="normal" fo:font-weight="bold" officeooo:rsid="00e253f2" officeooo:paragraph-rsid="00e253f2" style:font-size-asian="10.5pt" style:font-style-asian="normal" style:font-weight-asian="bold" style:font-size-complex="12pt" style:font-style-complex="normal" style:font-weight-complex="bold"/>
    </style:style>
    <style:style style:name="P178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511967" style:font-size-asian="10.5pt" style:font-weight-asian="bold" style:font-size-complex="12pt" style:font-weight-complex="bold"/>
    </style:style>
    <style:style style:name="P179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6772d8" style:font-size-asian="10.5pt" style:font-weight-asian="bold" style:font-size-complex="12pt" style:font-weight-complex="bold"/>
    </style:style>
    <style:style style:name="P180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72efbc" style:font-size-asian="10.5pt" style:font-weight-asian="bold" style:font-size-complex="12pt" style:font-weight-complex="bold"/>
    </style:style>
    <style:style style:name="P181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842812" style:font-size-asian="10.5pt" style:font-weight-asian="bold" style:font-size-complex="12pt" style:font-weight-complex="bold"/>
    </style:style>
    <style:style style:name="P182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98d277" style:font-size-asian="10.5pt" style:font-weight-asian="bold" style:font-size-complex="12pt" style:font-weight-complex="bold"/>
    </style:style>
    <style:style style:name="P183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b037f8" style:font-size-asian="10.5pt" style:font-weight-asian="bold" style:font-size-complex="12pt" style:font-weight-complex="bold"/>
    </style:style>
    <style:style style:name="P184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cb3290" style:font-size-asian="10.5pt" style:font-weight-asian="bold" style:font-size-complex="12pt" style:font-weight-complex="bold"/>
    </style:style>
    <style:style style:name="P185" style:family="paragraph" style:parent-style-name="Standard">
      <style:paragraph-properties fo:text-align="start" style:justify-single-word="false"/>
      <style:text-properties style:font-name="Arial" fo:font-size="13pt" fo:font-weight="bold" officeooo:rsid="0008ae98" officeooo:paragraph-rsid="0008ae98" style:font-size-asian="13pt" style:font-weight-asian="bold" style:font-size-complex="13pt" style:font-weight-complex="bold"/>
    </style:style>
    <style:style style:name="P186" style:family="paragraph" style:parent-style-name="Standard">
      <style:paragraph-properties fo:text-align="start" style:justify-single-word="false"/>
      <style:text-properties style:font-name="Arial" fo:font-size="13pt" fo:font-weight="bold" officeooo:rsid="0008ae98" officeooo:paragraph-rsid="014d1fc2" style:font-size-asian="13pt" style:font-weight-asian="bold" style:font-size-complex="13pt" style:font-weight-complex="bold"/>
    </style:style>
    <style:style style:name="P187" style:family="paragraph" style:parent-style-name="Standard">
      <style:paragraph-properties fo:text-align="center" style:justify-single-word="false"/>
      <style:text-properties style:font-name="Arial" fo:font-size="13pt" fo:font-style="normal" fo:font-weight="normal" officeooo:rsid="00df7203" officeooo:paragraph-rsid="00df7203" style:font-size-asian="13pt" style:font-style-asian="normal" style:font-weight-asian="normal" style:font-size-complex="13pt" style:font-style-complex="normal" style:font-weight-complex="normal"/>
    </style:style>
    <style:style style:name="P188" style:family="paragraph" style:parent-style-name="Standard">
      <style:paragraph-properties fo:text-align="center" style:justify-single-word="false"/>
      <style:text-properties style:font-name="Arial" fo:font-size="15pt" fo:font-style="normal" fo:font-weight="bold" officeooo:rsid="00e0f9a9" officeooo:paragraph-rsid="00e0f9a9" style:font-size-asian="15pt" style:font-style-asian="normal" style:font-weight-asian="bold" style:font-size-complex="15pt" style:font-style-complex="normal" style:font-weight-complex="bold"/>
    </style:style>
    <style:style style:name="P189" style:family="paragraph" style:parent-style-name="Standard">
      <style:paragraph-properties fo:text-align="center" style:justify-single-word="false"/>
      <style:text-properties style:font-name="Arial" fo:font-size="15pt" fo:font-style="normal" fo:font-weight="bold" officeooo:rsid="00df0576" officeooo:paragraph-rsid="00df0576" style:font-size-asian="15pt" style:font-style-asian="normal" style:font-weight-asian="bold" style:font-size-complex="15pt" style:font-style-complex="normal" style:font-weight-complex="bold"/>
    </style:style>
    <style:style style:name="P190" style:family="paragraph" style:parent-style-name="Standard" style:list-style-name="L2">
      <style:paragraph-properties fo:text-align="justify" style:justify-single-word="false"/>
      <style:text-properties fo:font-weight="bold" officeooo:rsid="000feafe" officeooo:paragraph-rsid="000feafe" style:font-weight-asian="bold" style:font-weight-complex="bold"/>
    </style:style>
    <style:style style:name="P191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14fe2c" style:font-weight-asian="bold" style:font-weight-complex="bold"/>
    </style:style>
    <style:style style:name="P192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1d179b" style:font-weight-asian="bold" style:font-weight-complex="bold"/>
    </style:style>
    <style:style style:name="P193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3e482d" style:font-weight-asian="bold" style:font-weight-complex="bold"/>
    </style:style>
    <style:style style:name="P194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511967" style:font-weight-asian="bold" style:font-weight-complex="bold"/>
    </style:style>
    <style:style style:name="P195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6772d8" style:font-weight-asian="bold" style:font-weight-complex="bold"/>
    </style:style>
    <style:style style:name="P196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72efbc" style:font-weight-asian="bold" style:font-weight-complex="bold"/>
    </style:style>
    <style:style style:name="P197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842812" style:font-weight-asian="bold" style:font-weight-complex="bold"/>
    </style:style>
    <style:style style:name="P198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98d277" style:font-weight-asian="bold" style:font-weight-complex="bold"/>
    </style:style>
    <style:style style:name="P199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b037f8" style:font-weight-asian="bold" style:font-weight-complex="bold"/>
    </style:style>
    <style:style style:name="P200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cb3290" style:font-weight-asian="bold" style:font-weight-complex="bold"/>
    </style:style>
    <style:style style:name="P201" style:family="paragraph" style:parent-style-name="Standard" style:list-style-name="L2">
      <style:paragraph-properties fo:text-align="start" style:justify-single-word="false"/>
      <style:text-properties fo:font-weight="bold" officeooo:rsid="0017f80a" officeooo:paragraph-rsid="0017f80a" style:font-weight-asian="bold" style:font-weight-complex="bold"/>
    </style:style>
    <style:style style:name="P202" style:family="paragraph" style:parent-style-name="Standard" style:list-style-name="L3">
      <style:paragraph-properties fo:text-align="start" style:justify-single-word="false"/>
      <style:text-properties fo:font-weight="bold" officeooo:rsid="0017f80a" officeooo:paragraph-rsid="00197065" style:font-weight-asian="bold" style:font-weight-complex="bold"/>
    </style:style>
    <style:style style:name="P203" style:family="paragraph" style:parent-style-name="Standard" style:list-style-name="L3">
      <style:paragraph-properties fo:text-align="start" style:justify-single-word="false"/>
      <style:text-properties fo:font-weight="bold" officeooo:rsid="0017f80a" officeooo:paragraph-rsid="001d179b" style:font-weight-asian="bold" style:font-weight-complex="bold"/>
    </style:style>
    <style:style style:name="P204" style:family="paragraph" style:parent-style-name="Standard" style:list-style-name="L3">
      <style:paragraph-properties fo:text-align="start" style:justify-single-word="false"/>
      <style:text-properties fo:font-weight="bold" officeooo:rsid="0017f80a" officeooo:paragraph-rsid="003e482d" style:font-weight-asian="bold" style:font-weight-complex="bold"/>
    </style:style>
    <style:style style:name="P205" style:family="paragraph" style:parent-style-name="Standard" style:list-style-name="L3">
      <style:paragraph-properties fo:text-align="start" style:justify-single-word="false"/>
      <style:text-properties fo:font-weight="bold" officeooo:rsid="0017f80a" officeooo:paragraph-rsid="00511967" style:font-weight-asian="bold" style:font-weight-complex="bold"/>
    </style:style>
    <style:style style:name="P206" style:family="paragraph" style:parent-style-name="Standard" style:list-style-name="L3">
      <style:paragraph-properties fo:text-align="start" style:justify-single-word="false"/>
      <style:text-properties fo:font-weight="bold" officeooo:rsid="0017f80a" officeooo:paragraph-rsid="006772d8" style:font-weight-asian="bold" style:font-weight-complex="bold"/>
    </style:style>
    <style:style style:name="P207" style:family="paragraph" style:parent-style-name="Standard" style:list-style-name="L3">
      <style:paragraph-properties fo:text-align="start" style:justify-single-word="false"/>
      <style:text-properties fo:font-weight="bold" officeooo:rsid="004d1f57" officeooo:paragraph-rsid="004d8b61" style:font-weight-asian="bold" style:font-weight-complex="bold"/>
    </style:style>
    <style:style style:name="P208" style:family="paragraph" style:parent-style-name="Standard" style:list-style-name="L3">
      <style:paragraph-properties fo:text-align="start" style:justify-single-word="false"/>
      <style:text-properties fo:font-weight="bold" officeooo:rsid="004d1f57" officeooo:paragraph-rsid="004faf65" style:font-weight-asian="bold" style:font-weight-complex="bold"/>
    </style:style>
    <style:style style:name="P209" style:family="paragraph" style:parent-style-name="Standard" style:list-style-name="L3">
      <style:paragraph-properties fo:text-align="start" style:justify-single-word="false"/>
      <style:text-properties fo:font-weight="bold" officeooo:rsid="004d1f57" officeooo:paragraph-rsid="004d1f57" style:font-weight-asian="bold" style:font-weight-complex="bold"/>
    </style:style>
    <style:style style:name="P210" style:family="paragraph" style:parent-style-name="Standard" style:list-style-name="L3">
      <style:paragraph-properties fo:text-align="start" style:justify-single-word="false"/>
      <style:text-properties fo:font-weight="bold" officeooo:rsid="004d1f57" officeooo:paragraph-rsid="00511967" style:font-weight-asian="bold" style:font-weight-complex="bold"/>
    </style:style>
    <style:style style:name="P211" style:family="paragraph" style:parent-style-name="Standard" style:list-style-name="L3">
      <style:paragraph-properties fo:text-align="start" style:justify-single-word="false"/>
      <style:text-properties fo:font-weight="bold" officeooo:rsid="004d1f57" officeooo:paragraph-rsid="006772d8" style:font-weight-asian="bold" style:font-weight-complex="bold"/>
    </style:style>
    <style:style style:name="P212" style:family="paragraph" style:parent-style-name="Standard" style:list-style-name="L3">
      <style:paragraph-properties fo:text-align="start" style:justify-single-word="false"/>
      <style:text-properties fo:font-weight="bold" officeooo:rsid="004d1f57" officeooo:paragraph-rsid="0072efbc" style:font-weight-asian="bold" style:font-weight-complex="bold"/>
    </style:style>
    <style:style style:name="P213" style:family="paragraph" style:parent-style-name="Standard" style:list-style-name="L3">
      <style:paragraph-properties fo:text-align="start" style:justify-single-word="false"/>
      <style:text-properties fo:font-weight="bold" officeooo:rsid="004d1f57" officeooo:paragraph-rsid="00842812" style:font-weight-asian="bold" style:font-weight-complex="bold"/>
    </style:style>
    <style:style style:name="P214" style:family="paragraph" style:parent-style-name="Standard" style:list-style-name="L3">
      <style:paragraph-properties fo:text-align="start" style:justify-single-word="false"/>
      <style:text-properties fo:font-weight="bold" officeooo:rsid="004d1f57" officeooo:paragraph-rsid="0098d277" style:font-weight-asian="bold" style:font-weight-complex="bold"/>
    </style:style>
    <style:style style:name="P215" style:family="paragraph" style:parent-style-name="Standard" style:list-style-name="L3">
      <style:paragraph-properties fo:text-align="start" style:justify-single-word="false"/>
      <style:text-properties fo:font-weight="bold" officeooo:rsid="004d1f57" officeooo:paragraph-rsid="00b037f8" style:font-weight-asian="bold" style:font-weight-complex="bold"/>
    </style:style>
    <style:style style:name="P216" style:family="paragraph" style:parent-style-name="Standard" style:list-style-name="L3">
      <style:paragraph-properties fo:text-align="start" style:justify-single-word="false"/>
      <style:text-properties fo:font-weight="bold" officeooo:rsid="008b626d" officeooo:paragraph-rsid="008b626d" style:font-weight-asian="bold" style:font-weight-complex="bold"/>
    </style:style>
    <style:style style:name="P217" style:family="paragraph" style:parent-style-name="Standard" style:list-style-name="L3">
      <style:paragraph-properties fo:text-align="start" style:justify-single-word="false"/>
      <style:text-properties fo:font-weight="bold" officeooo:rsid="00bc720d" officeooo:paragraph-rsid="00bc720d" style:font-weight-asian="bold" style:font-weight-complex="bold"/>
    </style:style>
    <style:style style:name="P218" style:family="paragraph" style:parent-style-name="Standard" style:list-style-name="L3">
      <style:paragraph-properties fo:text-align="start" style:justify-single-word="false"/>
      <style:text-properties fo:font-weight="bold" officeooo:rsid="00bc720d" officeooo:paragraph-rsid="00cb3290" style:font-weight-asian="bold" style:font-weight-complex="bold"/>
    </style:style>
    <style:style style:name="P219" style:family="paragraph" style:parent-style-name="Standard" style:list-style-name="L3">
      <style:paragraph-properties fo:text-align="start" style:justify-single-word="false"/>
      <style:text-properties fo:font-weight="bold" officeooo:rsid="00d2f8f5" officeooo:paragraph-rsid="00d2f8f5" style:font-weight-asian="bold" style:font-weight-complex="bold"/>
    </style:style>
    <style:style style:name="P220" style:family="paragraph" style:parent-style-name="Standard">
      <style:paragraph-properties fo:text-align="start" style:justify-single-word="false"/>
      <style:text-properties fo:font-weight="bold" officeooo:rsid="00131fdc" officeooo:paragraph-rsid="00fb0881" style:font-weight-asian="bold" style:font-weight-complex="bold"/>
    </style:style>
    <style:style style:name="P221" style:family="paragraph" style:parent-style-name="Standard">
      <style:paragraph-properties fo:text-align="start" style:justify-single-word="false"/>
      <style:text-properties fo:font-weight="bold" officeooo:rsid="00131fdc" officeooo:paragraph-rsid="0072efbc" style:font-weight-asian="bold" style:font-weight-complex="bold"/>
    </style:style>
    <style:style style:name="P222" style:family="paragraph" style:parent-style-name="Standard">
      <style:paragraph-properties fo:text-align="start" style:justify-single-word="false"/>
      <style:text-properties fo:font-weight="bold" officeooo:rsid="00131fdc" officeooo:paragraph-rsid="00842812" style:font-weight-asian="bold" style:font-weight-complex="bold"/>
    </style:style>
    <style:style style:name="P223" style:family="paragraph" style:parent-style-name="Standard">
      <style:paragraph-properties fo:text-align="start" style:justify-single-word="false"/>
      <style:text-properties fo:font-weight="bold" officeooo:rsid="00131fdc" officeooo:paragraph-rsid="0098d277" style:font-weight-asian="bold" style:font-weight-complex="bold"/>
    </style:style>
    <style:style style:name="P224" style:family="paragraph" style:parent-style-name="Standard">
      <style:paragraph-properties fo:text-align="start" style:justify-single-word="false"/>
      <style:text-properties fo:font-weight="bold" officeooo:rsid="00131fdc" officeooo:paragraph-rsid="00b037f8" style:font-weight-asian="bold" style:font-weight-complex="bold"/>
    </style:style>
    <style:style style:name="P225" style:family="paragraph" style:parent-style-name="Standard">
      <style:paragraph-properties fo:text-align="start" style:justify-single-word="false"/>
      <style:text-properties fo:font-weight="bold" officeooo:rsid="00131fdc" officeooo:paragraph-rsid="00cb3290" style:font-weight-asian="bold" style:font-weight-complex="bold"/>
    </style:style>
    <style:style style:name="P226" style:family="paragraph" style:parent-style-name="Standard">
      <style:paragraph-properties fo:text-align="start" style:justify-single-word="false"/>
      <style:text-properties fo:font-weight="bold" officeooo:rsid="00131fdc" officeooo:paragraph-rsid="00fac283" style:font-weight-asian="bold" style:font-weight-complex="bold"/>
    </style:style>
    <style:style style:name="P227" style:family="paragraph" style:parent-style-name="Standard" style:list-style-name="L2">
      <style:paragraph-properties fo:text-align="start" style:justify-single-word="false"/>
      <style:text-properties fo:font-style="italic" fo:font-weight="bold" officeooo:rsid="00103b76" officeooo:paragraph-rsid="005aa1e7" style:font-style-asian="italic" style:font-weight-asian="bold" style:font-style-complex="italic" style:font-weight-complex="bold"/>
    </style:style>
    <style:style style:name="P228" style:family="paragraph" style:parent-style-name="Standard" style:list-style-name="L3">
      <style:paragraph-properties fo:text-align="start" style:justify-single-word="false"/>
      <style:text-properties fo:font-style="italic" fo:font-weight="bold" officeooo:rsid="00103b76" officeooo:paragraph-rsid="005aa1e7" style:font-style-asian="italic" style:font-weight-asian="bold" style:font-style-complex="italic" style:font-weight-complex="bold"/>
    </style:style>
    <style:style style:name="P229" style:family="paragraph" style:parent-style-name="Standard" style:list-style-name="L3">
      <style:paragraph-properties fo:text-align="start" style:justify-single-word="false"/>
      <style:text-properties fo:font-style="italic" fo:font-weight="bold" officeooo:rsid="00103b76" officeooo:paragraph-rsid="00511967" style:font-style-asian="italic" style:font-weight-asian="bold" style:font-style-complex="italic" style:font-weight-complex="bold"/>
    </style:style>
    <style:style style:name="P230" style:family="paragraph" style:parent-style-name="Standard" style:list-style-name="L3">
      <style:paragraph-properties fo:text-align="start" style:justify-single-word="false"/>
      <style:text-properties fo:font-style="italic" fo:font-weight="bold" officeooo:rsid="00103b76" officeooo:paragraph-rsid="006772d8" style:font-style-asian="italic" style:font-weight-asian="bold" style:font-style-complex="italic" style:font-weight-complex="bold"/>
    </style:style>
    <style:style style:name="P231" style:family="paragraph" style:parent-style-name="Standard" style:list-style-name="L2">
      <style:paragraph-properties fo:text-align="justify" style:justify-single-word="false"/>
      <style:text-properties fo:font-style="italic" officeooo:paragraph-rsid="000d5af0" style:font-style-asian="italic" style:font-style-complex="italic"/>
    </style:style>
    <style:style style:name="P232" style:family="paragraph" style:parent-style-name="Standard" style:list-style-name="L2">
      <style:paragraph-properties fo:text-align="start" style:justify-single-word="false"/>
      <style:text-properties fo:font-style="normal" fo:font-weight="normal" officeooo:rsid="000feafe" officeooo:paragraph-rsid="0010a322" style:font-style-asian="normal" style:font-weight-asian="normal" style:font-style-complex="normal" style:font-weight-complex="normal"/>
    </style:style>
    <style:style style:name="P233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3a1551" style:font-style-asian="normal" style:font-weight-asian="normal" style:font-style-complex="normal" style:font-weight-complex="normal"/>
    </style:style>
    <style:style style:name="P234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1d179b" style:font-style-asian="normal" style:font-weight-asian="normal" style:font-style-complex="normal" style:font-weight-complex="normal"/>
    </style:style>
    <style:style style:name="P235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3a54fb" style:font-style-asian="normal" style:font-weight-asian="normal" style:font-style-complex="normal" style:font-weight-complex="normal"/>
    </style:style>
    <style:style style:name="P236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2e06d2" style:font-style-asian="normal" style:font-weight-asian="normal" style:font-style-complex="normal" style:font-weight-complex="normal"/>
    </style:style>
    <style:style style:name="P237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3e482d" style:font-style-asian="normal" style:font-weight-asian="normal" style:font-style-complex="normal" style:font-weight-complex="normal"/>
    </style:style>
    <style:style style:name="P238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511967" style:font-style-asian="normal" style:font-weight-asian="normal" style:font-style-complex="normal" style:font-weight-complex="normal"/>
    </style:style>
    <style:style style:name="P239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6772d8" style:font-style-asian="normal" style:font-weight-asian="normal" style:font-style-complex="normal" style:font-weight-complex="normal"/>
    </style:style>
    <style:style style:name="P240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72efbc" style:font-style-asian="normal" style:font-weight-asian="normal" style:font-style-complex="normal" style:font-weight-complex="normal"/>
    </style:style>
    <style:style style:name="P241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842812" style:font-style-asian="normal" style:font-weight-asian="normal" style:font-style-complex="normal" style:font-weight-complex="normal"/>
    </style:style>
    <style:style style:name="P242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949627" style:font-style-asian="normal" style:font-weight-asian="normal" style:font-style-complex="normal" style:font-weight-complex="normal"/>
    </style:style>
    <style:style style:name="P243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98d277" style:font-style-asian="normal" style:font-weight-asian="normal" style:font-style-complex="normal" style:font-weight-complex="normal"/>
    </style:style>
    <style:style style:name="P244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b037f8" style:font-style-asian="normal" style:font-weight-asian="normal" style:font-style-complex="normal" style:font-weight-complex="normal"/>
    </style:style>
    <style:style style:name="P245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cb3290" style:font-style-asian="normal" style:font-weight-asian="normal" style:font-style-complex="normal" style:font-weight-complex="normal"/>
    </style:style>
    <style:style style:name="P246" style:family="paragraph" style:parent-style-name="Standard" style:list-style-name="L3">
      <style:paragraph-properties fo:text-align="start" style:justify-single-word="false"/>
      <style:text-properties fo:font-style="normal" fo:font-weight="normal" officeooo:rsid="0010a322" officeooo:paragraph-rsid="001d179b" style:font-style-asian="normal" style:font-weight-asian="normal" style:font-style-complex="normal" style:font-weight-complex="normal"/>
    </style:style>
    <style:style style:name="P247" style:family="paragraph" style:parent-style-name="Standard" style:list-style-name="L3">
      <style:paragraph-properties fo:text-align="start" style:justify-single-word="false"/>
      <style:text-properties fo:font-style="normal" fo:font-weight="normal" officeooo:rsid="0010a322" officeooo:paragraph-rsid="003e482d" style:font-style-asian="normal" style:font-weight-asian="normal" style:font-style-complex="normal" style:font-weight-complex="normal"/>
    </style:style>
    <style:style style:name="P248" style:family="paragraph" style:parent-style-name="Standard" style:list-style-name="L3">
      <style:paragraph-properties fo:text-align="start" style:justify-single-word="false"/>
      <style:text-properties fo:font-style="normal" fo:font-weight="normal" officeooo:rsid="00971949" officeooo:paragraph-rsid="00971949" style:font-style-asian="normal" style:font-weight-asian="normal" style:font-style-complex="normal" style:font-weight-complex="normal"/>
    </style:style>
    <style:style style:name="P249" style:family="paragraph" style:parent-style-name="Standard" style:list-style-name="L3">
      <style:paragraph-properties fo:text-align="start" style:justify-single-word="false"/>
      <style:text-properties fo:font-style="normal" fo:font-weight="normal" officeooo:rsid="009791f1" officeooo:paragraph-rsid="009791f1" style:font-style-asian="normal" style:font-weight-asian="normal" style:font-style-complex="normal" style:font-weight-complex="normal"/>
    </style:style>
    <style:style style:name="P250" style:family="paragraph" style:parent-style-name="Standard" style:list-style-name="L3">
      <style:paragraph-properties fo:text-align="start" style:justify-single-word="false"/>
      <style:text-properties fo:font-style="normal" fo:font-weight="normal" officeooo:rsid="009791f1" officeooo:paragraph-rsid="0098d277" style:font-style-asian="normal" style:font-weight-asian="normal" style:font-style-complex="normal" style:font-weight-complex="normal"/>
    </style:style>
    <style:style style:name="P251" style:family="paragraph" style:parent-style-name="Standard" style:list-style-name="L3">
      <style:paragraph-properties fo:text-align="start" style:justify-single-word="false"/>
      <style:text-properties fo:font-style="normal" fo:font-weight="normal" officeooo:rsid="009791f1" officeooo:paragraph-rsid="00b037f8" style:font-style-asian="normal" style:font-weight-asian="normal" style:font-style-complex="normal" style:font-weight-complex="normal"/>
    </style:style>
    <style:style style:name="P252" style:family="paragraph" style:parent-style-name="Standard" style:list-style-name="L3">
      <style:paragraph-properties fo:text-align="start" style:justify-single-word="false"/>
      <style:text-properties fo:font-style="normal" fo:font-weight="normal" officeooo:rsid="00ac8d88" officeooo:paragraph-rsid="00ac8d88" style:font-style-asian="normal" style:font-weight-asian="normal" style:font-style-complex="normal" style:font-weight-complex="normal"/>
    </style:style>
    <style:style style:name="P253" style:family="paragraph" style:parent-style-name="Standard" style:list-style-name="L3">
      <style:paragraph-properties fo:text-align="start" style:justify-single-word="false"/>
      <style:text-properties fo:font-style="normal" fo:font-weight="normal" officeooo:rsid="00ac8d88" officeooo:paragraph-rsid="00b037f8" style:font-style-asian="normal" style:font-weight-asian="normal" style:font-style-complex="normal" style:font-weight-complex="normal"/>
    </style:style>
    <style:style style:name="P254" style:family="paragraph" style:parent-style-name="Standard" style:list-style-name="L3">
      <style:paragraph-properties fo:text-align="start" style:justify-single-word="false"/>
      <style:text-properties fo:font-style="normal" fo:font-weight="normal" officeooo:rsid="00db69f4" officeooo:paragraph-rsid="00db69f4" style:font-style-asian="normal" style:font-weight-asian="normal" style:font-style-complex="normal" style:font-weight-complex="normal"/>
    </style:style>
    <style:style style:name="P255" style:family="paragraph" style:parent-style-name="Standard" style:list-style-name="L3">
      <style:paragraph-properties fo:text-align="start" style:justify-single-word="false"/>
      <style:text-properties fo:font-style="normal" fo:font-weight="bold" officeooo:rsid="000feafe" officeooo:paragraph-rsid="0014fe2c" style:font-style-asian="normal" style:font-weight-asian="bold" style:font-style-complex="normal" style:font-weight-complex="bold"/>
    </style:style>
    <style:style style:name="P256" style:family="paragraph" style:parent-style-name="Standard" style:list-style-name="L3">
      <style:paragraph-properties fo:text-align="start" style:justify-single-word="false"/>
      <style:text-properties fo:font-style="normal" fo:font-weight="bold" officeooo:rsid="000feafe" officeooo:paragraph-rsid="001d179b" style:font-style-asian="normal" style:font-weight-asian="bold" style:font-style-complex="normal" style:font-weight-complex="bold"/>
    </style:style>
    <style:style style:name="P257" style:family="paragraph" style:parent-style-name="Standard" style:list-style-name="L3">
      <style:paragraph-properties fo:text-align="start" style:justify-single-word="false"/>
      <style:text-properties fo:font-style="normal" fo:font-weight="bold" officeooo:rsid="000feafe" officeooo:paragraph-rsid="003e482d" style:font-style-asian="normal" style:font-weight-asian="bold" style:font-style-complex="normal" style:font-weight-complex="bold"/>
    </style:style>
    <style:style style:name="P258" style:family="paragraph" style:parent-style-name="Standard" style:list-style-name="L3">
      <style:paragraph-properties fo:text-align="start" style:justify-single-word="false"/>
      <style:text-properties fo:font-style="normal" fo:font-weight="bold" officeooo:rsid="000feafe" officeooo:paragraph-rsid="00511967" style:font-style-asian="normal" style:font-weight-asian="bold" style:font-style-complex="normal" style:font-weight-complex="bold"/>
    </style:style>
    <style:style style:name="P259" style:family="paragraph" style:parent-style-name="Standard" style:list-style-name="L3">
      <style:paragraph-properties fo:text-align="start" style:justify-single-word="false"/>
      <style:text-properties fo:font-style="normal" fo:font-weight="bold" officeooo:rsid="000feafe" officeooo:paragraph-rsid="006772d8" style:font-style-asian="normal" style:font-weight-asian="bold" style:font-style-complex="normal" style:font-weight-complex="bold"/>
    </style:style>
    <style:style style:name="P260" style:family="paragraph" style:parent-style-name="Standard" style:list-style-name="L3">
      <style:paragraph-properties fo:text-align="start" style:justify-single-word="false"/>
      <style:text-properties fo:font-style="normal" fo:font-weight="bold" officeooo:rsid="000feafe" officeooo:paragraph-rsid="0072efbc" style:font-style-asian="normal" style:font-weight-asian="bold" style:font-style-complex="normal" style:font-weight-complex="bold"/>
    </style:style>
    <style:style style:name="P261" style:family="paragraph" style:parent-style-name="Standard" style:list-style-name="L3">
      <style:paragraph-properties fo:text-align="start" style:justify-single-word="false"/>
      <style:text-properties fo:font-style="normal" fo:font-weight="bold" officeooo:rsid="000feafe" officeooo:paragraph-rsid="008de51a" style:font-style-asian="normal" style:font-weight-asian="bold" style:font-style-complex="normal" style:font-weight-complex="bold"/>
    </style:style>
    <style:style style:name="P262" style:family="paragraph" style:parent-style-name="Standard" style:list-style-name="L3">
      <style:paragraph-properties fo:text-align="start" style:justify-single-word="false"/>
      <style:text-properties fo:font-style="normal" fo:font-weight="bold" officeooo:rsid="000feafe" officeooo:paragraph-rsid="0098d277" style:font-style-asian="normal" style:font-weight-asian="bold" style:font-style-complex="normal" style:font-weight-complex="bold"/>
    </style:style>
    <style:style style:name="P263" style:family="paragraph" style:parent-style-name="Standard" style:list-style-name="L3">
      <style:paragraph-properties fo:text-align="start" style:justify-single-word="false"/>
      <style:text-properties fo:font-style="normal" fo:font-weight="bold" officeooo:rsid="00197065" officeooo:paragraph-rsid="00197065" style:font-style-asian="normal" style:font-weight-asian="bold" style:font-style-complex="normal" style:font-weight-complex="bold"/>
    </style:style>
    <style:style style:name="P264" style:family="paragraph" style:parent-style-name="Standard" style:list-style-name="L3">
      <style:paragraph-properties fo:text-align="start" style:justify-single-word="false"/>
      <style:text-properties fo:font-style="normal" fo:font-weight="bold" officeooo:rsid="00197065" officeooo:paragraph-rsid="001d179b" style:font-style-asian="normal" style:font-weight-asian="bold" style:font-style-complex="normal" style:font-weight-complex="bold"/>
    </style:style>
    <style:style style:name="P265" style:family="paragraph" style:parent-style-name="Standard" style:list-style-name="L3">
      <style:paragraph-properties fo:text-align="start" style:justify-single-word="false"/>
      <style:text-properties fo:font-style="normal" fo:font-weight="bold" officeooo:rsid="00197065" officeooo:paragraph-rsid="003e482d" style:font-style-asian="normal" style:font-weight-asian="bold" style:font-style-complex="normal" style:font-weight-complex="bold"/>
    </style:style>
    <style:style style:name="P266" style:family="paragraph" style:parent-style-name="Standard" style:list-style-name="L3">
      <style:paragraph-properties fo:text-align="start" style:justify-single-word="false"/>
      <style:text-properties fo:font-style="normal" fo:font-weight="bold" officeooo:rsid="00197065" officeooo:paragraph-rsid="00511967" style:font-style-asian="normal" style:font-weight-asian="bold" style:font-style-complex="normal" style:font-weight-complex="bold"/>
    </style:style>
    <style:style style:name="P267" style:family="paragraph" style:parent-style-name="Standard" style:list-style-name="L3">
      <style:paragraph-properties fo:text-align="start" style:justify-single-word="false"/>
      <style:text-properties fo:font-style="normal" fo:font-weight="bold" officeooo:rsid="00197065" officeooo:paragraph-rsid="006772d8" style:font-style-asian="normal" style:font-weight-asian="bold" style:font-style-complex="normal" style:font-weight-complex="bold"/>
    </style:style>
    <style:style style:name="P268" style:family="paragraph" style:parent-style-name="Standard" style:list-style-name="L3">
      <style:paragraph-properties fo:text-align="start" style:justify-single-word="false"/>
      <style:text-properties fo:font-style="normal" fo:font-weight="bold" officeooo:rsid="00197065" officeooo:paragraph-rsid="0072efbc" style:font-style-asian="normal" style:font-weight-asian="bold" style:font-style-complex="normal" style:font-weight-complex="bold"/>
    </style:style>
    <style:style style:name="P269" style:family="paragraph" style:parent-style-name="Standard" style:list-style-name="L3">
      <style:paragraph-properties fo:text-align="start" style:justify-single-word="false"/>
      <style:text-properties fo:font-style="normal" fo:font-weight="bold" officeooo:rsid="00197065" officeooo:paragraph-rsid="008de51a" style:font-style-asian="normal" style:font-weight-asian="bold" style:font-style-complex="normal" style:font-weight-complex="bold"/>
    </style:style>
    <style:style style:name="P270" style:family="paragraph" style:parent-style-name="Standard" style:list-style-name="L3">
      <style:paragraph-properties fo:text-align="start" style:justify-single-word="false"/>
      <style:text-properties fo:font-style="normal" fo:font-weight="bold" officeooo:rsid="00197065" officeooo:paragraph-rsid="0098d277" style:font-style-asian="normal" style:font-weight-asian="bold" style:font-style-complex="normal" style:font-weight-complex="bold"/>
    </style:style>
    <style:style style:name="P271" style:family="paragraph" style:parent-style-name="Standard" style:list-style-name="L3">
      <style:paragraph-properties fo:text-align="start" style:justify-single-word="false"/>
      <style:text-properties fo:font-style="normal" fo:font-weight="bold" officeooo:rsid="002b8039" officeooo:paragraph-rsid="002b8039" style:font-style-asian="normal" style:font-weight-asian="bold" style:font-style-complex="normal" style:font-weight-complex="bold"/>
    </style:style>
    <style:style style:name="P272" style:family="paragraph" style:parent-style-name="Standard" style:list-style-name="L3">
      <style:paragraph-properties fo:text-align="start" style:justify-single-word="false"/>
      <style:text-properties fo:font-style="normal" fo:font-weight="bold" officeooo:rsid="0060395b" officeooo:paragraph-rsid="0060395b" style:font-style-asian="normal" style:font-weight-asian="bold" style:font-style-complex="normal" style:font-weight-complex="bold"/>
    </style:style>
    <style:style style:name="P273" style:family="paragraph" style:parent-style-name="Standard" style:list-style-name="L3">
      <style:paragraph-properties fo:text-align="start" style:justify-single-word="false"/>
      <style:text-properties fo:font-style="normal" fo:font-weight="bold" officeooo:rsid="0060395b" officeooo:paragraph-rsid="006772d8" style:font-style-asian="normal" style:font-weight-asian="bold" style:font-style-complex="normal" style:font-weight-complex="bold"/>
    </style:style>
    <style:style style:name="P274" style:family="paragraph" style:parent-style-name="Standard" style:list-style-name="L3">
      <style:paragraph-properties fo:text-align="start" style:justify-single-word="false"/>
      <style:text-properties fo:font-style="normal" fo:font-weight="bold" officeooo:rsid="0060395b" officeooo:paragraph-rsid="0072efbc" style:font-style-asian="normal" style:font-weight-asian="bold" style:font-style-complex="normal" style:font-weight-complex="bold"/>
    </style:style>
    <style:style style:name="P275" style:family="paragraph" style:parent-style-name="Standard" style:list-style-name="L3">
      <style:paragraph-properties fo:text-align="start" style:justify-single-word="false"/>
      <style:text-properties fo:font-style="normal" fo:font-weight="bold" officeooo:rsid="0060395b" officeooo:paragraph-rsid="008de51a" style:font-style-asian="normal" style:font-weight-asian="bold" style:font-style-complex="normal" style:font-weight-complex="bold"/>
    </style:style>
    <style:style style:name="P276" style:family="paragraph" style:parent-style-name="Standard" style:list-style-name="L3">
      <style:paragraph-properties fo:text-align="start" style:justify-single-word="false"/>
      <style:text-properties fo:font-style="normal" fo:font-weight="bold" officeooo:rsid="0060395b" officeooo:paragraph-rsid="0098d277" style:font-style-asian="normal" style:font-weight-asian="bold" style:font-style-complex="normal" style:font-weight-complex="bold"/>
    </style:style>
    <style:style style:name="P277" style:family="paragraph" style:parent-style-name="Standard" style:list-style-name="L3">
      <style:paragraph-properties fo:text-align="start" style:justify-single-word="false"/>
      <style:text-properties fo:font-style="normal" fo:font-weight="bold" officeooo:rsid="008de51a" officeooo:paragraph-rsid="008de51a" style:font-style-asian="normal" style:font-weight-asian="bold" style:font-style-complex="normal" style:font-weight-complex="bold"/>
    </style:style>
    <style:style style:name="P278" style:family="paragraph" style:parent-style-name="Standard" style:list-style-name="L3">
      <style:paragraph-properties fo:text-align="start" style:justify-single-word="false"/>
      <style:text-properties fo:font-style="normal" fo:font-weight="bold" officeooo:rsid="008de51a" officeooo:paragraph-rsid="0098d277" style:font-style-asian="normal" style:font-weight-asian="bold" style:font-style-complex="normal" style:font-weight-complex="bold"/>
    </style:style>
    <style:style style:name="P279" style:family="paragraph" style:parent-style-name="Standard" style:list-style-name="L3">
      <style:paragraph-properties fo:text-align="start" style:justify-single-word="false"/>
      <style:text-properties fo:font-style="normal" fo:font-weight="bold" officeooo:rsid="008de51a" officeooo:paragraph-rsid="00b037f8" style:font-style-asian="normal" style:font-weight-asian="bold" style:font-style-complex="normal" style:font-weight-complex="bold"/>
    </style:style>
    <style:style style:name="P280" style:family="paragraph" style:parent-style-name="Standard" style:list-style-name="L3">
      <style:paragraph-properties fo:text-align="start" style:justify-single-word="false"/>
      <style:text-properties fo:font-style="normal" fo:font-weight="bold" officeooo:rsid="008de51a" officeooo:paragraph-rsid="00cb3290" style:font-style-asian="normal" style:font-weight-asian="bold" style:font-style-complex="normal" style:font-weight-complex="bold"/>
    </style:style>
    <style:style style:name="P281" style:family="paragraph" style:parent-style-name="Standard" style:list-style-name="L3">
      <style:paragraph-properties fo:text-align="start" style:justify-single-word="false"/>
      <style:text-properties fo:font-style="normal" fo:font-weight="bold" officeooo:rsid="00928822" officeooo:paragraph-rsid="00928822" style:font-style-asian="normal" style:font-weight-asian="bold" style:font-style-complex="normal" style:font-weight-complex="bold"/>
    </style:style>
    <style:style style:name="P282" style:family="paragraph" style:parent-style-name="Standard" style:list-style-name="L3">
      <style:paragraph-properties fo:text-align="start" style:justify-single-word="false"/>
      <style:text-properties fo:font-style="normal" fo:font-weight="bold" officeooo:rsid="00928822" officeooo:paragraph-rsid="0098d277" style:font-style-asian="normal" style:font-weight-asian="bold" style:font-style-complex="normal" style:font-weight-complex="bold"/>
    </style:style>
    <style:style style:name="P283" style:family="paragraph" style:parent-style-name="Standard" style:list-style-name="L3">
      <style:paragraph-properties fo:text-align="start" style:justify-single-word="false"/>
      <style:text-properties fo:font-style="normal" fo:font-weight="bold" officeooo:rsid="00ac070a" officeooo:paragraph-rsid="00ac070a" style:font-style-asian="normal" style:font-weight-asian="bold" style:font-style-complex="normal" style:font-weight-complex="bold"/>
    </style:style>
    <style:style style:name="P284" style:family="paragraph" style:parent-style-name="Standard" style:list-style-name="L3">
      <style:paragraph-properties fo:text-align="start" style:justify-single-word="false"/>
      <style:text-properties fo:font-style="normal" fo:font-weight="bold" officeooo:rsid="00be1d1a" officeooo:paragraph-rsid="00cb3290" style:font-style-asian="normal" style:font-weight-asian="bold" style:font-style-complex="normal" style:font-weight-complex="bold"/>
    </style:style>
    <style:style style:name="P285" style:family="paragraph" style:parent-style-name="Standard" style:list-style-name="L3">
      <style:paragraph-properties fo:text-align="start" style:justify-single-word="false"/>
      <style:text-properties fo:font-style="normal" fo:font-weight="bold" officeooo:rsid="00bf47e0" officeooo:paragraph-rsid="00cb3290" style:font-style-asian="normal" style:font-weight-asian="bold" style:font-style-complex="normal" style:font-weight-complex="bold"/>
    </style:style>
    <style:style style:name="P286" style:family="paragraph" style:parent-style-name="Standard">
      <style:paragraph-properties fo:text-align="start" style:justify-single-word="false"/>
      <style:text-properties fo:font-style="normal" fo:font-weight="bold" officeooo:rsid="00e0f9a9" officeooo:paragraph-rsid="00e0f9a9" style:font-style-asian="normal" style:font-weight-asian="bold" style:font-style-complex="normal" style:font-weight-complex="bold"/>
    </style:style>
    <style:style style:name="P287" style:family="paragraph" style:parent-style-name="Standard" style:list-style-name="L3">
      <style:paragraph-properties fo:text-align="start" style:justify-single-word="false"/>
      <style:text-properties fo:font-weight="normal" officeooo:rsid="0010a322" officeooo:paragraph-rsid="001d179b" style:font-weight-asian="normal" style:font-weight-complex="normal"/>
    </style:style>
    <style:style style:name="P288" style:family="paragraph" style:parent-style-name="Standard" style:list-style-name="L3">
      <style:paragraph-properties fo:text-align="start" style:justify-single-word="false"/>
      <style:text-properties fo:font-weight="normal" officeooo:rsid="0010a322" officeooo:paragraph-rsid="003e482d" style:font-weight-asian="normal" style:font-weight-complex="normal"/>
    </style:style>
    <style:style style:name="P289" style:family="paragraph" style:parent-style-name="Standard" style:list-style-name="L3">
      <style:paragraph-properties fo:text-align="start" style:justify-single-word="false"/>
      <style:text-properties fo:font-weight="normal" officeooo:rsid="000feafe" officeooo:paragraph-rsid="00511967" style:font-weight-asian="normal" style:font-weight-complex="normal"/>
    </style:style>
    <style:style style:name="P290" style:family="paragraph" style:parent-style-name="Standard" style:list-style-name="L3">
      <style:paragraph-properties fo:text-align="start" style:justify-single-word="false"/>
      <style:text-properties fo:font-weight="normal" officeooo:rsid="000feafe" officeooo:paragraph-rsid="006772d8" style:font-weight-asian="normal" style:font-weight-complex="normal"/>
    </style:style>
    <style:style style:name="P291" style:family="paragraph" style:parent-style-name="Standard">
      <style:paragraph-properties fo:text-align="start" style:justify-single-word="false"/>
      <style:text-properties officeooo:paragraph-rsid="014af562"/>
    </style:style>
    <style:style style:name="P292" style:family="paragraph" style:parent-style-name="Standard" style:list-style-name="L1" style:master-page-name="">
      <style:paragraph-properties fo:text-align="start" style:justify-single-word="false" style:page-number="auto"/>
      <style:text-properties officeooo:paragraph-rsid="00f51f97"/>
    </style:style>
    <style:style style:name="T1" style:family="text">
      <style:text-properties officeooo:rsid="0008ae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size="12pt" fo:font-style="italic" fo:font-weight="bold" officeooo:rsid="000e3d76" style:font-size-asian="10.5pt" style:font-style-asian="italic" style:font-weight-asian="bold" style:font-size-complex="12pt" style:font-style-complex="italic" style:font-weight-complex="bold"/>
    </style:style>
    <style:style style:name="T4" style:family="text">
      <style:text-properties style:font-name="Arial" fo:font-size="12pt" fo:font-style="italic" fo:font-weight="normal" officeooo:rsid="000e3d76" style:font-size-asian="10.5pt" style:font-style-asian="italic" style:font-weight-asian="normal" style:font-size-complex="12pt" style:font-style-complex="italic" style:font-weight-complex="normal"/>
    </style:style>
    <style:style style:name="T5" style:family="text">
      <style:text-properties style:font-name="Arial" fo:font-size="12pt" fo:font-style="italic" fo:font-weight="normal" officeooo:rsid="0147d9d6" style:font-size-asian="10.5pt" style:font-style-asian="italic" style:font-weight-asian="normal" style:font-size-complex="12pt" style:font-style-complex="italic" style:font-weight-complex="normal"/>
    </style:style>
    <style:style style:name="T6" style:family="text"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" fo:font-size="12pt" fo:font-style="normal" fo:font-weight="normal" officeooo:rsid="000e3d76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" fo:font-size="12pt" fo:font-style="normal" fo:font-weight="normal" officeooo:rsid="00164feb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" fo:font-size="12pt" fo:font-style="normal" fo:font-weight="normal" officeooo:rsid="001772fa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Arial" fo:font-size="12pt" fo:font-style="normal" fo:font-weight="normal" officeooo:rsid="0017f80a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rial" fo:font-size="12pt" fo:font-style="normal" fo:font-weight="normal" officeooo:rsid="00197065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Arial" fo:font-size="12pt" fo:font-style="normal" fo:font-weight="normal" officeooo:rsid="001d7c87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Arial" fo:font-size="12pt" fo:font-style="normal" fo:font-weight="normal" officeooo:rsid="00204b56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Arial" fo:font-size="12pt" fo:font-style="normal" fo:font-weight="normal" officeooo:rsid="00219ff7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Arial" fo:font-size="12pt" fo:font-style="normal" fo:font-weight="normal" officeooo:rsid="00420c52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Arial" fo:font-size="12pt" fo:font-style="normal" fo:font-weight="normal" officeooo:rsid="0043e441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Arial" fo:font-size="12pt" fo:font-style="normal" fo:font-weight="normal" officeooo:rsid="0045b0b6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Arial" fo:font-size="12pt" fo:font-style="normal" fo:font-weight="normal" officeooo:rsid="004dd80f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Arial" fo:font-size="12pt" fo:font-style="normal" fo:font-weight="normal" officeooo:rsid="0055228e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Arial" fo:font-size="12pt" fo:font-style="normal" fo:font-weight="normal" officeooo:rsid="00560026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Arial" fo:font-size="12pt" fo:font-style="normal" fo:font-weight="normal" officeooo:rsid="0057140c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Arial" fo:font-size="12pt" fo:font-style="normal" fo:font-weight="normal" officeooo:rsid="0057390d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Arial" fo:font-size="12pt" fo:font-style="normal" fo:font-weight="normal" officeooo:rsid="0059d1a0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Arial" fo:font-size="12pt" fo:font-style="normal" fo:font-weight="normal" officeooo:rsid="006905d2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Arial" fo:font-size="12pt" fo:font-style="normal" fo:font-weight="normal" officeooo:rsid="006906e0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Arial" fo:font-size="12pt" fo:font-style="normal" fo:font-weight="normal" officeooo:rsid="00696300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Arial" fo:font-size="12pt" fo:font-style="normal" fo:font-weight="normal" officeooo:rsid="006a7021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Arial" fo:font-size="12pt" fo:font-style="normal" fo:font-weight="normal" officeooo:rsid="006b92fa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Arial" fo:font-size="12pt" fo:font-style="normal" fo:font-weight="normal" officeooo:rsid="006d7491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Arial" fo:font-size="12pt" fo:font-style="normal" fo:font-weight="normal" officeooo:rsid="0075d4c7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Arial" fo:font-size="12pt" fo:font-style="normal" fo:font-weight="normal" officeooo:rsid="0077b0d1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Arial" fo:font-size="12pt" fo:font-style="normal" fo:font-weight="normal" officeooo:rsid="00780a63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Arial" fo:font-size="12pt" fo:font-style="normal" fo:font-weight="normal" officeooo:rsid="0079c5f9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Arial" fo:font-size="12pt" fo:font-style="normal" fo:font-weight="normal" officeooo:rsid="0079ecf4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Arial" fo:font-size="12pt" fo:font-style="normal" fo:font-weight="normal" officeooo:rsid="007a5235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Arial" fo:font-size="12pt" fo:font-style="normal" fo:font-weight="normal" officeooo:rsid="007c8b49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Arial" fo:font-size="12pt" fo:font-style="normal" fo:font-weight="normal" officeooo:rsid="0086aacc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Arial" fo:font-size="12pt" fo:font-style="normal" fo:font-weight="normal" officeooo:rsid="0087bafc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Arial" fo:font-size="12pt" fo:font-style="normal" fo:font-weight="normal" officeooo:rsid="00885e54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Arial" fo:font-size="12pt" fo:font-style="normal" fo:font-weight="normal" officeooo:rsid="008a1f9d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Arial" fo:font-size="12pt" fo:font-style="normal" fo:font-weight="normal" officeooo:rsid="009c2ce1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Arial" fo:font-size="12pt" fo:font-style="normal" fo:font-weight="normal" officeooo:rsid="009de560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Arial" fo:font-size="12pt" fo:font-style="normal" fo:font-weight="normal" officeooo:rsid="009eea89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Arial" fo:font-size="12pt" fo:font-style="normal" fo:font-weight="normal" officeooo:rsid="009fa8fb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Arial" fo:font-size="12pt" fo:font-style="normal" fo:font-weight="normal" officeooo:rsid="00a0d857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Arial" fo:font-size="12pt" fo:font-style="normal" fo:font-weight="normal" officeooo:rsid="00a191a1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font-name="Arial" fo:font-size="12pt" fo:font-style="normal" fo:font-weight="normal" officeooo:rsid="00a48df0" style:font-size-asian="10.5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Arial" fo:font-size="12pt" fo:font-style="normal" fo:font-weight="normal" officeooo:rsid="00a71da7" style:font-size-asian="10.5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Arial" fo:font-size="12pt" fo:font-style="normal" fo:font-weight="normal" officeooo:rsid="00b29b72" style:font-size-asian="10.5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Arial" fo:font-size="12pt" fo:font-style="normal" fo:font-weight="normal" officeooo:rsid="00b38765" style:font-size-asian="10.5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font-name="Arial" fo:font-size="12pt" fo:font-style="normal" fo:font-weight="normal" officeooo:rsid="00b447ec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font-name="Arial" fo:font-size="12pt" fo:font-style="normal" fo:font-weight="normal" officeooo:rsid="00b5e268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Arial" fo:font-size="12pt" fo:font-style="normal" fo:font-weight="normal" officeooo:rsid="00b7ae4b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Arial" fo:font-size="12pt" fo:font-style="normal" fo:font-weight="normal" officeooo:rsid="00b94be2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Arial" fo:font-size="12pt" fo:font-style="normal" fo:font-weight="normal" officeooo:rsid="00ba7dcf" style:font-size-asian="10.5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Arial" fo:font-size="12pt" fo:font-style="normal" fo:font-weight="normal" officeooo:rsid="00bb8dc2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Arial" fo:font-size="12pt" fo:font-style="normal" fo:font-weight="normal" officeooo:rsid="00bc720d" style:font-size-asian="10.5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Arial" fo:font-size="12pt" fo:font-style="normal" fo:font-weight="normal" officeooo:rsid="00beb828" style:font-size-asian="10.5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Arial" fo:font-size="12pt" fo:font-style="normal" fo:font-weight="normal" officeooo:rsid="00cfa505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Arial" fo:font-size="12pt" fo:font-style="normal" fo:font-weight="normal" officeooo:rsid="00d075e9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Arial" fo:font-size="12pt" fo:font-style="normal" fo:font-weight="normal" officeooo:rsid="00d261ff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Arial" fo:font-size="12pt" fo:font-style="normal" fo:font-weight="normal" officeooo:rsid="00d704cc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Arial" fo:font-size="12pt" fo:font-style="normal" fo:font-weight="normal" officeooo:rsid="010683de" style:font-size-asian="10.5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font-name="Arial" fo:font-size="12pt" fo:font-style="normal" fo:font-weight="normal" officeooo:rsid="0107f898" style:font-size-asian="10.5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font-name="Arial" fo:font-size="12pt" fo:font-style="normal" fo:font-weight="normal" officeooo:rsid="010f629f" style:font-size-asian="10.5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font-name="Arial" fo:font-size="12pt" fo:font-style="normal" fo:font-weight="normal" officeooo:rsid="0110e477" style:font-size-asian="10.5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font-name="Arial" fo:font-size="12pt" fo:font-style="normal" fo:font-weight="normal" officeooo:rsid="0116a11d" style:font-size-asian="10.5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font-name="Arial" fo:font-size="12pt" fo:font-style="normal" fo:font-weight="normal" officeooo:rsid="01171569" style:font-size-asian="10.5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font-name="Arial" fo:font-size="12pt" fo:font-style="normal" fo:font-weight="normal" officeooo:rsid="01201394" style:font-size-asian="10.5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Arial" fo:font-size="12pt" fo:font-style="normal" fo:font-weight="normal" officeooo:rsid="012356c9" style:font-size-asian="10.5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Arial" fo:font-size="12pt" fo:font-style="normal" fo:font-weight="normal" officeooo:rsid="0127d0ce" style:font-size-asian="10.5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Arial" fo:font-size="12pt" fo:font-style="normal" fo:font-weight="normal" officeooo:rsid="0127eb65" style:font-size-asian="10.5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Arial" fo:font-size="12pt" fo:font-style="normal" fo:font-weight="normal" officeooo:rsid="012a57b0" style:font-size-asian="10.5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Arial" fo:font-size="12pt" fo:font-style="normal" fo:font-weight="normal" officeooo:rsid="0132ea55" style:font-size-asian="10.5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Arial" fo:font-size="12pt" fo:font-style="normal" fo:font-weight="normal" officeooo:rsid="01338caf" style:font-size-asian="10.5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font-name="Arial" fo:font-size="12pt" fo:font-style="normal" fo:font-weight="normal" officeooo:rsid="01358d82" style:font-size-asian="10.5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font-name="Arial" fo:font-size="12pt" fo:font-style="normal" fo:font-weight="normal" officeooo:rsid="013a1a10" style:font-size-asian="10.5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font-name="Arial" fo:font-size="12pt" fo:font-style="normal" fo:font-weight="normal" officeooo:rsid="013c08c0" style:font-size-asian="10.5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font-name="Arial" fo:font-size="12pt" fo:font-style="normal" fo:font-weight="normal" officeooo:rsid="013d8592" style:font-size-asian="10.5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font-name="Arial" fo:font-size="12pt" fo:font-style="normal" fo:font-weight="normal" officeooo:rsid="013dc625" style:font-size-asian="10.5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Arial" fo:font-size="12pt" fo:font-style="normal" fo:font-weight="normal" officeooo:rsid="0140f4b1" style:font-size-asian="10.5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font-name="Arial" fo:font-size="12pt" fo:font-style="normal" fo:font-weight="normal" officeooo:rsid="01416ef5" style:font-size-asian="10.5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font-name="Arial" fo:font-size="12pt" fo:font-style="normal" fo:font-weight="normal" officeooo:rsid="01456ada" style:font-size-asian="10.5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font-name="Arial" fo:font-size="12pt" fo:font-style="normal" fo:font-weight="normal" officeooo:rsid="0145793c" style:font-size-asian="10.5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font-name="Arial" fo:font-size="12pt" fo:font-style="normal" fo:font-weight="normal" officeooo:rsid="0147d9d6" style:font-size-asian="10.5pt" style:font-style-asian="normal" style:font-weight-asian="normal" style:font-size-complex="12pt" style:font-style-complex="normal" style:font-weight-complex="normal"/>
    </style:style>
    <style:style style:name="T86" style:family="text">
      <style:text-properties style:font-name="Arial" fo:font-size="12pt" fo:font-style="normal" fo:font-weight="normal" officeooo:rsid="014b1f76" style:font-size-asian="10.5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font-name="Arial" fo:font-size="12pt" fo:font-style="normal" style:font-size-asian="10.5pt" style:font-style-asian="normal" style:font-size-complex="12pt" style:font-style-complex="normal"/>
    </style:style>
    <style:style style:name="T88" style:family="text">
      <style:text-properties style:font-name="Arial" fo:font-size="12pt" fo:font-style="normal" officeooo:rsid="000e3d76" style:font-size-asian="10.5pt" style:font-style-asian="normal" style:font-size-complex="12pt" style:font-style-complex="normal"/>
    </style:style>
    <style:style style:name="T89" style:family="text">
      <style:text-properties style:font-name="Arial" fo:font-size="12pt" fo:font-style="normal" officeooo:rsid="0017f80a" style:font-size-asian="10.5pt" style:font-style-asian="normal" style:font-size-complex="12pt" style:font-style-complex="normal"/>
    </style:style>
    <style:style style:name="T90" style:family="text">
      <style:text-properties style:font-name="Arial" fo:font-size="12pt" fo:font-style="normal" officeooo:rsid="00197065" style:font-size-asian="10.5pt" style:font-style-asian="normal" style:font-size-complex="12pt" style:font-style-complex="normal"/>
    </style:style>
    <style:style style:name="T91" style:family="text">
      <style:text-properties style:font-name="Arial" fo:font-size="12pt" fo:font-style="normal" officeooo:rsid="001acd2a" style:font-size-asian="10.5pt" style:font-style-asian="normal" style:font-size-complex="12pt" style:font-style-complex="normal"/>
    </style:style>
    <style:style style:name="T92" style:family="text">
      <style:text-properties style:font-name="Arial" fo:font-size="12pt" fo:font-style="normal" officeooo:rsid="001d179b" style:font-size-asian="10.5pt" style:font-style-asian="normal" style:font-size-complex="12pt" style:font-style-complex="normal"/>
    </style:style>
    <style:style style:name="T93" style:family="text">
      <style:text-properties style:font-name="Arial" fo:font-size="12pt" fo:font-style="normal" officeooo:rsid="001e6775" style:font-size-asian="10.5pt" style:font-style-asian="normal" style:font-size-complex="12pt" style:font-style-complex="normal"/>
    </style:style>
    <style:style style:name="T94" style:family="text">
      <style:text-properties style:font-name="Arial" fo:font-size="12pt" fo:font-style="normal" officeooo:rsid="003ded9e" style:font-size-asian="10.5pt" style:font-style-asian="normal" style:font-size-complex="12pt" style:font-style-complex="normal"/>
    </style:style>
    <style:style style:name="T95" style:family="text">
      <style:text-properties style:font-name="Arial" fo:font-size="12pt" fo:font-style="normal" officeooo:rsid="003f3d9b" style:font-size-asian="10.5pt" style:font-style-asian="normal" style:font-size-complex="12pt" style:font-style-complex="normal"/>
    </style:style>
    <style:style style:name="T96" style:family="text">
      <style:text-properties style:font-name="Arial" fo:font-size="12pt" fo:font-style="normal" officeooo:rsid="005106f1" style:font-size-asian="10.5pt" style:font-style-asian="normal" style:font-size-complex="12pt" style:font-style-complex="normal"/>
    </style:style>
    <style:style style:name="T97" style:family="text">
      <style:text-properties style:font-name="Arial" fo:font-size="12pt" fo:font-style="normal" officeooo:rsid="00511967" style:font-size-asian="10.5pt" style:font-style-asian="normal" style:font-size-complex="12pt" style:font-style-complex="normal"/>
    </style:style>
    <style:style style:name="T98" style:family="text">
      <style:text-properties style:font-name="Arial" fo:font-size="12pt" fo:font-style="normal" officeooo:rsid="0010a322" style:font-size-asian="10.5pt" style:font-style-asian="normal" style:font-size-complex="12pt" style:font-style-complex="normal"/>
    </style:style>
    <style:style style:name="T99" style:family="text">
      <style:text-properties style:font-name="Arial" fo:font-size="12pt" fo:font-style="normal" officeooo:rsid="0064c018" style:font-size-asian="10.5pt" style:font-style-asian="normal" style:font-size-complex="12pt" style:font-style-complex="normal"/>
    </style:style>
    <style:style style:name="T100" style:family="text">
      <style:text-properties style:font-name="Arial" fo:font-size="12pt" fo:font-style="normal" officeooo:rsid="0072441a" style:font-size-asian="10.5pt" style:font-style-asian="normal" style:font-size-complex="12pt" style:font-style-complex="normal"/>
    </style:style>
    <style:style style:name="T101" style:family="text">
      <style:text-properties style:font-name="Arial" fo:font-size="12pt" fo:font-style="normal" officeooo:rsid="0073280a" style:font-size-asian="10.5pt" style:font-style-asian="normal" style:font-size-complex="12pt" style:font-style-complex="normal"/>
    </style:style>
    <style:style style:name="T102" style:family="text">
      <style:text-properties style:font-name="Arial" fo:font-size="12pt" fo:font-style="normal" officeooo:rsid="0074b3ce" style:font-size-asian="10.5pt" style:font-style-asian="normal" style:font-size-complex="12pt" style:font-style-complex="normal"/>
    </style:style>
    <style:style style:name="T103" style:family="text">
      <style:text-properties style:font-name="Arial" fo:font-size="12pt" fo:font-style="normal" officeooo:rsid="007c8b49" style:font-size-asian="10.5pt" style:font-style-asian="normal" style:font-size-complex="12pt" style:font-style-complex="normal"/>
    </style:style>
    <style:style style:name="T104" style:family="text">
      <style:text-properties style:font-name="Arial" fo:font-size="12pt" fo:font-style="normal" officeooo:rsid="00842812" style:font-size-asian="10.5pt" style:font-style-asian="normal" style:font-size-complex="12pt" style:font-style-complex="normal"/>
    </style:style>
    <style:style style:name="T105" style:family="text">
      <style:text-properties style:font-name="Arial" fo:font-size="12pt" fo:font-style="normal" officeooo:rsid="008534d4" style:font-size-asian="10.5pt" style:font-style-asian="normal" style:font-size-complex="12pt" style:font-style-complex="normal"/>
    </style:style>
    <style:style style:name="T106" style:family="text">
      <style:text-properties style:font-name="Arial" fo:font-size="12pt" fo:font-style="normal" officeooo:rsid="008a1f9d" style:font-size-asian="10.5pt" style:font-style-asian="normal" style:font-size-complex="12pt" style:font-style-complex="normal"/>
    </style:style>
    <style:style style:name="T107" style:family="text">
      <style:text-properties style:font-name="Arial" fo:font-size="12pt" fo:font-style="normal" officeooo:rsid="0098d277" style:font-size-asian="10.5pt" style:font-style-asian="normal" style:font-size-complex="12pt" style:font-style-complex="normal"/>
    </style:style>
    <style:style style:name="T108" style:family="text">
      <style:text-properties style:font-name="Arial" fo:font-size="12pt" fo:font-style="normal" officeooo:rsid="009ab6af" style:font-size-asian="10.5pt" style:font-style-asian="normal" style:font-size-complex="12pt" style:font-style-complex="normal"/>
    </style:style>
    <style:style style:name="T109" style:family="text">
      <style:text-properties style:font-name="Arial" fo:font-size="12pt" fo:font-style="normal" officeooo:rsid="009bd11c" style:font-size-asian="10.5pt" style:font-style-asian="normal" style:font-size-complex="12pt" style:font-style-complex="normal"/>
    </style:style>
    <style:style style:name="T110" style:family="text">
      <style:text-properties style:font-name="Arial" fo:font-size="12pt" fo:font-style="normal" officeooo:rsid="00b0f108" style:font-size-asian="10.5pt" style:font-style-asian="normal" style:font-size-complex="12pt" style:font-style-complex="normal"/>
    </style:style>
    <style:style style:name="T111" style:family="text">
      <style:text-properties style:font-name="Arial" fo:font-size="12pt" fo:font-style="normal" officeooo:rsid="00bc720d" style:font-size-asian="10.5pt" style:font-style-asian="normal" style:font-size-complex="12pt" style:font-style-complex="normal"/>
    </style:style>
    <style:style style:name="T112" style:family="text">
      <style:text-properties style:font-name="Arial" fo:font-size="12pt" fo:font-style="normal" officeooo:rsid="00cd1e4c" style:font-size-asian="10.5pt" style:font-style-asian="normal" style:font-size-complex="12pt" style:font-style-complex="normal"/>
    </style:style>
    <style:style style:name="T113" style:family="text">
      <style:text-properties style:font-name="Arial" fo:font-size="12pt" fo:font-style="normal" officeooo:rsid="00cebe94" style:font-size-asian="10.5pt" style:font-style-asian="normal" style:font-size-complex="12pt" style:font-style-complex="normal"/>
    </style:style>
    <style:style style:name="T114" style:family="text">
      <style:text-properties style:font-name="Arial" fo:font-size="12pt" fo:font-style="normal" officeooo:rsid="00d6bd38" style:font-size-asian="10.5pt" style:font-style-asian="normal" style:font-size-complex="12pt" style:font-style-complex="normal"/>
    </style:style>
    <style:style style:name="T115" style:family="text">
      <style:text-properties style:font-name="Arial" fo:font-size="12pt" fo:font-style="normal" officeooo:rsid="00ea4d28" style:font-size-asian="10.5pt" style:font-style-asian="normal" style:font-size-complex="12pt" style:font-style-complex="normal"/>
    </style:style>
    <style:style style:name="T116" style:family="text">
      <style:text-properties style:font-name="Arial" fo:font-size="12pt" fo:font-style="normal" officeooo:rsid="00f11fcc" style:font-size-asian="10.5pt" style:font-style-asian="normal" style:font-size-complex="12pt" style:font-style-complex="normal"/>
    </style:style>
    <style:style style:name="T117" style:family="text">
      <style:text-properties style:font-name="Arial" fo:font-size="12pt" fo:font-style="normal" officeooo:rsid="00ea587f" style:font-size-asian="10.5pt" style:font-style-asian="normal" style:font-size-complex="12pt" style:font-style-complex="normal"/>
    </style:style>
    <style:style style:name="T118" style:family="text">
      <style:text-properties style:font-name="Arial" fo:font-size="12pt" fo:font-style="normal" officeooo:rsid="00ead933" style:font-size-asian="10.5pt" style:font-style-asian="normal" style:font-size-complex="12pt" style:font-style-complex="normal"/>
    </style:style>
    <style:style style:name="T119" style:family="text">
      <style:text-properties style:font-name="Arial" fo:font-size="12pt" fo:font-style="normal" officeooo:rsid="00eba15b" style:font-size-asian="10.5pt" style:font-style-asian="normal" style:font-size-complex="12pt" style:font-style-complex="normal"/>
    </style:style>
    <style:style style:name="T120" style:family="text">
      <style:text-properties style:font-name="Arial" fo:font-size="12pt" fo:font-style="normal" officeooo:rsid="00f0bcb3" style:font-size-asian="10.5pt" style:font-style-asian="normal" style:font-size-complex="12pt" style:font-style-complex="normal"/>
    </style:style>
    <style:style style:name="T121" style:family="text">
      <style:text-properties style:font-name="Arial" fo:font-size="12pt" fo:font-style="normal" officeooo:rsid="00ec3e3c" style:font-size-asian="10.5pt" style:font-style-asian="normal" style:font-size-complex="12pt" style:font-style-complex="normal"/>
    </style:style>
    <style:style style:name="T122" style:family="text">
      <style:text-properties style:font-name="Arial" fo:font-size="12pt" fo:font-style="normal" officeooo:rsid="00ebf4e1" style:font-size-asian="10.5pt" style:font-style-asian="normal" style:font-size-complex="12pt" style:font-style-complex="normal"/>
    </style:style>
    <style:style style:name="T123" style:family="text">
      <style:text-properties style:font-name="Arial" fo:font-size="12pt" fo:font-style="normal" officeooo:rsid="00eee875" style:font-size-asian="10.5pt" style:font-style-asian="normal" style:font-size-complex="12pt" style:font-style-complex="normal"/>
    </style:style>
    <style:style style:name="T124" style:family="text">
      <style:text-properties style:font-name="Arial" fo:font-size="12pt" fo:font-style="normal" officeooo:rsid="014b1f76" style:font-size-asian="10.5pt" style:font-style-asian="normal" style:font-size-complex="12pt" style:font-style-complex="normal"/>
    </style:style>
    <style:style style:name="T125" style:family="text">
      <style:text-properties style:font-name="Arial" fo:font-size="12pt" fo:font-style="normal" fo:font-weight="bold" officeooo:rsid="01092ae7" style:font-size-asian="10.5pt" style:font-style-asian="normal" style:font-weight-asian="bold" style:font-size-complex="12pt" style:font-style-complex="normal" style:font-weight-complex="bold"/>
    </style:style>
    <style:style style:name="T126" style:family="text">
      <style:text-properties style:font-name="Arial" fo:font-size="12pt" fo:font-style="normal" fo:font-weight="bold" officeooo:rsid="000e3d76" style:font-size-asian="10.5pt" style:font-style-asian="normal" style:font-weight-asian="bold" style:font-size-complex="12pt" style:font-style-complex="normal" style:font-weight-complex="bold"/>
    </style:style>
    <style:style style:name="T127" style:family="text">
      <style:text-properties style:font-name="Arial" fo:font-size="12pt" fo:font-style="normal" fo:font-weight="bold" officeooo:rsid="010a0f91" style:font-size-asian="10.5pt" style:font-style-asian="normal" style:font-weight-asian="bold" style:font-size-complex="12pt" style:font-style-complex="normal" style:font-weight-complex="bold"/>
    </style:style>
    <style:style style:name="T128" style:family="text">
      <style:text-properties style:font-name="Arial" fo:font-size="12pt" fo:font-style="normal" fo:font-weight="bold" officeooo:rsid="010c28d2" style:font-size-asian="10.5pt" style:font-style-asian="normal" style:font-weight-asian="bold" style:font-size-complex="12pt" style:font-style-complex="normal" style:font-weight-complex="bold"/>
    </style:style>
    <style:style style:name="T129" style:family="text">
      <style:text-properties style:font-name="Arial" fo:font-size="12pt" fo:font-style="normal" fo:font-weight="bold" officeooo:rsid="010bff86" style:font-size-asian="10.5pt" style:font-style-asian="normal" style:font-weight-asian="bold" style:font-size-complex="12pt" style:font-style-complex="normal" style:font-weight-complex="bold"/>
    </style:style>
    <style:style style:name="T130" style:family="text">
      <style:text-properties style:font-name="Arial" fo:font-size="12pt" fo:font-style="normal" fo:font-weight="bold" officeooo:rsid="0118adec" style:font-size-asian="10.5pt" style:font-style-asian="normal" style:font-weight-asian="bold" style:font-size-complex="12pt" style:font-style-complex="normal" style:font-weight-complex="bold"/>
    </style:style>
    <style:style style:name="T131" style:family="text">
      <style:text-properties style:font-name="Arial" fo:font-size="12pt" fo:font-style="normal" fo:font-weight="bold" officeooo:rsid="011aa234" style:font-size-asian="10.5pt" style:font-style-asian="normal" style:font-weight-asian="bold" style:font-size-complex="12pt" style:font-style-complex="normal" style:font-weight-complex="bold"/>
    </style:style>
    <style:style style:name="T132" style:family="text">
      <style:text-properties style:font-name="Arial" fo:font-size="12pt" fo:font-style="normal" fo:font-weight="bold" officeooo:rsid="011c6812" style:font-size-asian="10.5pt" style:font-style-asian="normal" style:font-weight-asian="bold" style:font-size-complex="12pt" style:font-style-complex="normal" style:font-weight-complex="bold"/>
    </style:style>
    <style:style style:name="T133" style:family="text">
      <style:text-properties style:font-name="Arial" fo:font-size="12pt" fo:font-style="normal" fo:font-weight="bold" officeooo:rsid="011acbfa" style:font-size-asian="10.5pt" style:font-style-asian="normal" style:font-weight-asian="bold" style:font-size-complex="12pt" style:font-style-complex="normal" style:font-weight-complex="bold"/>
    </style:style>
    <style:style style:name="T134" style:family="text">
      <style:text-properties style:font-name="Arial" fo:font-size="12pt" fo:font-style="normal" fo:font-weight="bold" officeooo:rsid="00164feb" style:font-size-asian="10.5pt" style:font-style-asian="normal" style:font-weight-asian="bold" style:font-size-complex="12pt" style:font-style-complex="normal" style:font-weight-complex="bold"/>
    </style:style>
    <style:style style:name="T135" style:family="text">
      <style:text-properties style:font-name="Arial" fo:font-size="12pt" fo:font-style="normal" fo:font-weight="bold" officeooo:rsid="011d6d95" style:font-size-asian="10.5pt" style:font-style-asian="normal" style:font-weight-asian="bold" style:font-size-complex="12pt" style:font-style-complex="normal" style:font-weight-complex="bold"/>
    </style:style>
    <style:style style:name="T136" style:family="text">
      <style:text-properties style:font-name="Arial" fo:font-size="12pt" fo:font-style="normal" fo:font-weight="bold" officeooo:rsid="01358d82" style:font-size-asian="10.5pt" style:font-style-asian="normal" style:font-weight-asian="bold" style:font-size-complex="12pt" style:font-style-complex="normal" style:font-weight-complex="bold"/>
    </style:style>
    <style:style style:name="T137" style:family="text">
      <style:text-properties style:font-name="Arial" fo:font-size="12pt" fo:font-style="normal" fo:font-weight="bold" officeooo:rsid="0136f389" style:font-size-asian="10.5pt" style:font-style-asian="normal" style:font-weight-asian="bold" style:font-size-complex="12pt" style:font-style-complex="normal" style:font-weight-complex="bold"/>
    </style:style>
    <style:style style:name="T138" style:family="text">
      <style:text-properties style:font-name="Arial" fo:font-size="12pt" fo:font-style="normal" fo:font-weight="bold" officeooo:rsid="013ab75a" style:font-size-asian="10.5pt" style:font-style-asian="normal" style:font-weight-asian="bold" style:font-size-complex="12pt" style:font-style-complex="normal" style:font-weight-complex="bold"/>
    </style:style>
    <style:style style:name="T139" style:family="text">
      <style:text-properties style:font-name="Arial" fo:font-size="12pt" fo:font-style="normal" fo:font-weight="bold" officeooo:rsid="0142e14a" style:font-size-asian="10.5pt" style:font-style-asian="normal" style:font-weight-asian="bold" style:font-size-complex="12pt" style:font-style-complex="normal" style:font-weight-complex="bold"/>
    </style:style>
    <style:style style:name="T140" style:family="text">
      <style:text-properties style:font-name="Arial" fo:font-size="12pt" fo:font-style="normal" fo:font-weight="bold" officeooo:rsid="014377b1" style:font-size-asian="10.5pt" style:font-style-asian="normal" style:font-weight-asian="bold" style:font-size-complex="12pt" style:font-style-complex="normal" style:font-weight-complex="bold"/>
    </style:style>
    <style:style style:name="T141" style:family="text">
      <style:text-properties style:font-name="Arial" fo:font-size="12pt" fo:font-weight="bold" style:font-size-asian="10.5pt" style:font-weight-asian="bold" style:font-size-complex="12pt" style:font-weight-complex="bold"/>
    </style:style>
    <style:style style:name="T142" style:family="text">
      <style:text-properties style:font-name="Arial" fo:font-size="12pt" fo:font-weight="bold" officeooo:rsid="000e3d76" style:font-size-asian="10.5pt" style:font-weight-asian="bold" style:font-size-complex="12pt" style:font-weight-complex="bold"/>
    </style:style>
    <style:style style:name="T143" style:family="text">
      <style:text-properties style:font-name="Arial" fo:font-size="12pt" fo:font-weight="bold" officeooo:rsid="0010a322" style:font-size-asian="10.5pt" style:font-weight-asian="bold" style:font-size-complex="12pt" style:font-weight-complex="bold"/>
    </style:style>
    <style:style style:name="T144" style:family="text">
      <style:text-properties style:font-name="Arial" fo:font-size="12pt" fo:font-weight="bold" officeooo:rsid="00131fdc" style:font-size-asian="10.5pt" style:font-weight-asian="bold" style:font-size-complex="12pt" style:font-weight-complex="bold"/>
    </style:style>
    <style:style style:name="T145" style:family="text">
      <style:text-properties style:font-name="Arial" fo:font-size="12pt" fo:font-weight="bold" officeooo:rsid="002e06d2" style:font-size-asian="10.5pt" style:font-weight-asian="bold" style:font-size-complex="12pt" style:font-weight-complex="bold"/>
    </style:style>
    <style:style style:name="T146" style:family="text">
      <style:text-properties style:font-name="Arial" fo:font-size="12pt" fo:font-weight="bold" officeooo:rsid="00949627" style:font-size-asian="10.5pt" style:font-weight-asian="bold" style:font-size-complex="12pt" style:font-weight-complex="bold"/>
    </style:style>
    <style:style style:name="T147" style:family="text">
      <style:text-properties style:font-name="Arial" fo:font-size="12pt" fo:font-weight="bold" officeooo:rsid="00e96c6b" style:font-size-asian="10.5pt" style:font-weight-asian="bold" style:font-size-complex="12pt" style:font-weight-complex="bold"/>
    </style:style>
    <style:style style:name="T148" style:family="text">
      <style:text-properties style:font-name="Arial" fo:font-size="12pt" fo:font-weight="bold" officeooo:rsid="00f11fcc" style:font-size-asian="10.5pt" style:font-weight-asian="bold" style:font-size-complex="12pt" style:font-weight-complex="bold"/>
    </style:style>
    <style:style style:name="T149" style:family="text">
      <style:text-properties style:font-name="Arial" fo:font-size="12pt" style:font-size-asian="10.5pt" style:font-size-complex="12pt"/>
    </style:style>
    <style:style style:name="T150" style:family="text">
      <style:text-properties style:font-name="Arial" fo:font-size="12pt" officeooo:rsid="00103b76" style:font-size-asian="10.5pt" style:font-size-complex="12pt"/>
    </style:style>
    <style:style style:name="T151" style:family="text">
      <style:text-properties style:font-name="Arial" fo:font-size="12pt" officeooo:rsid="0010a322" style:font-size-asian="10.5pt" style:font-size-complex="12pt"/>
    </style:style>
    <style:style style:name="T152" style:family="text">
      <style:text-properties style:font-name="Arial" fo:font-size="12pt" officeooo:rsid="00197065" style:font-size-asian="10.5pt" style:font-size-complex="12pt"/>
    </style:style>
    <style:style style:name="T153" style:family="text">
      <style:text-properties style:font-name="Arial" fo:font-size="12pt" officeooo:rsid="002d96f9" style:font-size-asian="10.5pt" style:font-size-complex="12pt"/>
    </style:style>
    <style:style style:name="T154" style:family="text">
      <style:text-properties style:font-name="Arial" fo:font-size="12pt" officeooo:rsid="002f9a4c" style:font-size-asian="10.5pt" style:font-size-complex="12pt"/>
    </style:style>
    <style:style style:name="T155" style:family="text">
      <style:text-properties style:font-name="Arial" fo:font-size="12pt" officeooo:rsid="0032b9d4" style:font-size-asian="10.5pt" style:font-size-complex="12pt"/>
    </style:style>
    <style:style style:name="T156" style:family="text">
      <style:text-properties style:font-name="Arial" fo:font-size="12pt" officeooo:rsid="0034a6db" style:font-size-asian="10.5pt" style:font-size-complex="12pt"/>
    </style:style>
    <style:style style:name="T157" style:family="text">
      <style:text-properties style:font-name="Arial" fo:font-size="12pt" officeooo:rsid="00378b97" style:font-size-asian="10.5pt" style:font-size-complex="12pt"/>
    </style:style>
    <style:style style:name="T158" style:family="text">
      <style:text-properties style:font-name="Arial" fo:font-size="12pt" officeooo:rsid="00386429" style:font-size-asian="10.5pt" style:font-size-complex="12pt"/>
    </style:style>
    <style:style style:name="T159" style:family="text">
      <style:text-properties style:font-name="Arial" fo:font-size="12pt" officeooo:rsid="003a033a" style:font-size-asian="10.5pt" style:font-size-complex="12pt"/>
    </style:style>
    <style:style style:name="T160" style:family="text">
      <style:text-properties style:font-name="Arial" fo:font-size="12pt" officeooo:rsid="003b6ceb" style:font-size-asian="10.5pt" style:font-size-complex="12pt"/>
    </style:style>
    <style:style style:name="T161" style:family="text">
      <style:text-properties style:font-name="Arial" fo:font-size="12pt" officeooo:rsid="003d399b" style:font-size-asian="10.5pt" style:font-size-complex="12pt"/>
    </style:style>
    <style:style style:name="T162" style:family="text">
      <style:text-properties style:font-name="Arial" fo:font-size="12pt" officeooo:rsid="0062fd69" style:font-size-asian="10.5pt" style:font-size-complex="12pt"/>
    </style:style>
    <style:style style:name="T163" style:family="text">
      <style:text-properties style:font-name="Arial" fo:font-size="12pt" officeooo:rsid="008303cb" style:font-size-asian="10.5pt" style:font-size-complex="12pt"/>
    </style:style>
    <style:style style:name="T164" style:family="text">
      <style:text-properties style:font-name="Arial" fo:font-size="12pt" officeooo:rsid="0083e8f8" style:font-size-asian="10.5pt" style:font-size-complex="12pt"/>
    </style:style>
    <style:style style:name="T165" style:family="text">
      <style:text-properties style:font-name="Arial" fo:font-size="12pt" officeooo:rsid="0095e2ea" style:font-size-asian="10.5pt" style:font-size-complex="12pt"/>
    </style:style>
    <style:style style:name="T166" style:family="text">
      <style:text-properties style:font-name="Arial" fo:font-size="12pt" officeooo:rsid="00ac8d88" style:font-size-asian="10.5pt" style:font-size-complex="12pt"/>
    </style:style>
    <style:style style:name="T167" style:family="text">
      <style:text-properties style:font-name="Arial" fo:font-size="12pt" officeooo:rsid="00ac8e00" style:font-size-asian="10.5pt" style:font-size-complex="12pt"/>
    </style:style>
    <style:style style:name="T168" style:family="text">
      <style:text-properties style:font-name="Arial" fo:font-size="12pt" officeooo:rsid="00c103bd" style:font-size-asian="10.5pt" style:font-size-complex="12pt"/>
    </style:style>
    <style:style style:name="T169" style:family="text">
      <style:text-properties style:font-name="Arial" fo:font-size="12pt" officeooo:rsid="00c29c24" style:font-size-asian="10.5pt" style:font-size-complex="12pt"/>
    </style:style>
    <style:style style:name="T170" style:family="text">
      <style:text-properties style:font-name="Arial" fo:font-size="12pt" officeooo:rsid="00c47a70" style:font-size-asian="10.5pt" style:font-size-complex="12pt"/>
    </style:style>
    <style:style style:name="T171" style:family="text">
      <style:text-properties style:font-name="Arial" fo:font-size="12pt" officeooo:rsid="00c5af0c" style:font-size-asian="10.5pt" style:font-size-complex="12pt"/>
    </style:style>
    <style:style style:name="T172" style:family="text">
      <style:text-properties style:font-name="Arial" fo:font-size="12pt" officeooo:rsid="00dab6c7" style:font-size-asian="10.5pt" style:font-size-complex="12pt"/>
    </style:style>
    <style:style style:name="T173" style:family="text">
      <style:text-properties style:font-name="Arial" fo:font-size="12pt" officeooo:rsid="015132dc" style:font-size-asian="10.5pt" style:font-size-complex="12pt"/>
    </style:style>
    <style:style style:name="T174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175" style:family="text">
      <style:text-properties style:font-name="Arial" fo:font-size="12pt" fo:font-weight="normal" officeooo:rsid="00103b76" style:font-size-asian="10.5pt" style:font-weight-asian="normal" style:font-size-complex="12pt" style:font-weight-complex="normal"/>
    </style:style>
    <style:style style:name="T176" style:family="text">
      <style:text-properties style:font-name="Arial" fo:font-size="12pt" fo:font-weight="normal" officeooo:rsid="0023a774" style:font-size-asian="10.5pt" style:font-weight-asian="normal" style:font-size-complex="12pt" style:font-weight-complex="normal"/>
    </style:style>
    <style:style style:name="T177" style:family="text">
      <style:text-properties style:font-name="Arial" fo:font-size="12pt" fo:font-weight="normal" officeooo:rsid="0025609a" style:font-size-asian="10.5pt" style:font-weight-asian="normal" style:font-size-complex="12pt" style:font-weight-complex="normal"/>
    </style:style>
    <style:style style:name="T178" style:family="text">
      <style:text-properties style:font-name="Arial" fo:font-size="12pt" fo:font-weight="normal" officeooo:rsid="002a616b" style:font-size-asian="10.5pt" style:font-weight-asian="normal" style:font-size-complex="12pt" style:font-weight-complex="normal"/>
    </style:style>
    <style:style style:name="T179" style:family="text">
      <style:text-properties style:font-name="Arial" fo:font-size="12pt" fo:font-weight="normal" officeooo:rsid="005c8a16" style:font-size-asian="10.5pt" style:font-weight-asian="normal" style:font-size-complex="12pt" style:font-weight-complex="normal"/>
    </style:style>
    <style:style style:name="T180" style:family="text">
      <style:text-properties style:font-name="Arial" fo:font-size="12pt" fo:font-weight="normal" officeooo:rsid="005dbf5d" style:font-size-asian="10.5pt" style:font-weight-asian="normal" style:font-size-complex="12pt" style:font-weight-complex="normal"/>
    </style:style>
    <style:style style:name="T181" style:family="text">
      <style:text-properties style:font-name="Arial" fo:font-size="12pt" fo:font-weight="normal" officeooo:rsid="006dc076" style:font-size-asian="10.5pt" style:font-weight-asian="normal" style:font-size-complex="12pt" style:font-weight-complex="normal"/>
    </style:style>
    <style:style style:name="T182" style:family="text">
      <style:text-properties style:font-name="Arial" fo:font-size="12pt" fo:font-weight="normal" officeooo:rsid="006f5386" style:font-size-asian="10.5pt" style:font-weight-asian="normal" style:font-size-complex="12pt" style:font-weight-complex="normal"/>
    </style:style>
    <style:style style:name="T183" style:family="text">
      <style:text-properties style:font-name="Arial" fo:font-size="12pt" fo:font-weight="normal" officeooo:rsid="00700f11" style:font-size-asian="10.5pt" style:font-weight-asian="normal" style:font-size-complex="12pt" style:font-weight-complex="normal"/>
    </style:style>
    <style:style style:name="T184" style:family="text">
      <style:text-properties style:font-name="Arial" fo:font-size="12pt" fo:font-weight="normal" officeooo:rsid="0070ea9f" style:font-size-asian="10.5pt" style:font-weight-asian="normal" style:font-size-complex="12pt" style:font-weight-complex="normal"/>
    </style:style>
    <style:style style:name="T185" style:family="text">
      <style:text-properties style:font-name="Arial" fo:font-size="12pt" fo:font-weight="normal" officeooo:rsid="007eacff" style:font-size-asian="10.5pt" style:font-weight-asian="normal" style:font-size-complex="12pt" style:font-weight-complex="normal"/>
    </style:style>
    <style:style style:name="T186" style:family="text">
      <style:text-properties style:font-name="Arial" fo:font-size="12pt" fo:font-weight="normal" officeooo:rsid="007fe81d" style:font-size-asian="10.5pt" style:font-weight-asian="normal" style:font-size-complex="12pt" style:font-weight-complex="normal"/>
    </style:style>
    <style:style style:name="T187" style:family="text">
      <style:text-properties style:font-name="Arial" fo:font-size="12pt" fo:font-weight="normal" officeooo:rsid="008165df" style:font-size-asian="10.5pt" style:font-weight-asian="normal" style:font-size-complex="12pt" style:font-weight-complex="normal"/>
    </style:style>
    <style:style style:name="T188" style:family="text">
      <style:text-properties style:font-name="Arial" fo:font-size="12pt" fo:font-weight="normal" officeooo:rsid="008e298c" style:font-size-asian="10.5pt" style:font-weight-asian="normal" style:font-size-complex="12pt" style:font-weight-complex="normal"/>
    </style:style>
    <style:style style:name="T189" style:family="text">
      <style:text-properties style:font-name="Arial" fo:font-size="12pt" fo:font-weight="normal" officeooo:rsid="008efcb5" style:font-size-asian="10.5pt" style:font-weight-asian="normal" style:font-size-complex="12pt" style:font-weight-complex="normal"/>
    </style:style>
    <style:style style:name="T190" style:family="text">
      <style:text-properties style:font-name="Arial" fo:font-size="12pt" fo:font-weight="normal" officeooo:rsid="00908c86" style:font-size-asian="10.5pt" style:font-weight-asian="normal" style:font-size-complex="12pt" style:font-weight-complex="normal"/>
    </style:style>
    <style:style style:name="T191" style:family="text">
      <style:text-properties style:font-name="Arial" fo:font-size="12pt" fo:font-weight="normal" officeooo:rsid="00a861af" style:font-size-asian="10.5pt" style:font-weight-asian="normal" style:font-size-complex="12pt" style:font-weight-complex="normal"/>
    </style:style>
    <style:style style:name="T192" style:family="text">
      <style:text-properties style:font-name="Arial" fo:font-size="12pt" fo:font-weight="normal" officeooo:rsid="00a9fb95" style:font-size-asian="10.5pt" style:font-weight-asian="normal" style:font-size-complex="12pt" style:font-weight-complex="normal"/>
    </style:style>
    <style:style style:name="T193" style:family="text">
      <style:text-properties style:font-name="Arial" fo:font-size="12pt" fo:font-weight="normal" officeooo:rsid="00aa4b78" style:font-size-asian="10.5pt" style:font-weight-asian="normal" style:font-size-complex="12pt" style:font-weight-complex="normal"/>
    </style:style>
    <style:style style:name="T194" style:family="text">
      <style:text-properties style:font-name="Arial" fo:font-size="12pt" fo:font-weight="normal" officeooo:rsid="00ab8952" style:font-size-asian="10.5pt" style:font-weight-asian="normal" style:font-size-complex="12pt" style:font-weight-complex="normal"/>
    </style:style>
    <style:style style:name="T195" style:family="text">
      <style:text-properties style:font-name="Arial" fo:font-size="12pt" fo:font-weight="normal" officeooo:rsid="00be1d1a" style:font-size-asian="10.5pt" style:font-weight-asian="normal" style:font-size-complex="12pt" style:font-weight-complex="normal"/>
    </style:style>
    <style:style style:name="T196" style:family="text">
      <style:text-properties style:font-name="Arial" fo:font-size="12pt" fo:font-weight="normal" officeooo:rsid="00d7d5a2" style:font-size-asian="10.5pt" style:font-weight-asian="normal" style:font-size-complex="12pt" style:font-weight-complex="normal"/>
    </style:style>
    <style:style style:name="T197" style:family="text">
      <style:text-properties style:font-name="Arial" fo:font-size="12pt" fo:font-weight="normal" officeooo:rsid="00d97dad" style:font-size-asian="10.5pt" style:font-weight-asian="normal" style:font-size-complex="12pt" style:font-weight-complex="normal"/>
    </style:style>
    <style:style style:name="T198" style:family="text">
      <style:text-properties style:font-name="Arial" fo:font-size="12pt" fo:font-weight="normal" officeooo:rsid="00d9d006" style:font-size-asian="10.5pt" style:font-weight-asian="normal" style:font-size-complex="12pt" style:font-weight-complex="normal"/>
    </style:style>
    <style:style style:name="T199" style:family="text">
      <style:text-properties style:font-name="Arial" fo:font-size="12pt" fo:font-weight="normal" officeooo:rsid="012b9dbf" style:font-size-asian="10.5pt" style:font-weight-asian="normal" style:font-size-complex="12pt" style:font-weight-complex="normal"/>
    </style:style>
    <style:style style:name="T200" style:family="text">
      <style:text-properties style:font-name="Arial" fo:font-size="12pt" fo:font-weight="normal" officeooo:rsid="012f220d" style:font-size-asian="10.5pt" style:font-weight-asian="normal" style:font-size-complex="12pt" style:font-weight-complex="normal"/>
    </style:style>
    <style:style style:name="T201" style:family="text">
      <style:text-properties style:font-name="Arial" fo:font-size="12pt" fo:font-weight="normal" officeooo:rsid="012fcff2" style:font-size-asian="10.5pt" style:font-weight-asian="normal" style:font-size-complex="12pt" style:font-weight-complex="normal"/>
    </style:style>
    <style:style style:name="T202" style:family="text">
      <style:text-properties style:font-name="Arial" fo:font-size="12pt" fo:font-weight="normal" officeooo:rsid="000e3d76" style:font-size-asian="10.5pt" style:font-weight-asian="normal" style:font-size-complex="12pt" style:font-weight-complex="normal"/>
    </style:style>
    <style:style style:name="T203" style:family="text">
      <style:text-properties style:font-name="Arial" fo:font-size="12pt" fo:font-weight="normal" officeooo:rsid="0147d9d6" style:font-size-asian="10.5pt" style:font-weight-asian="normal" style:font-size-complex="12pt" style:font-weight-complex="normal"/>
    </style:style>
    <style:style style:name="T204" style:family="text">
      <style:text-properties style:font-name="Arial" fo:font-size="12pt" fo:font-weight="normal" officeooo:rsid="014f3847" style:font-size-asian="10.5pt" style:font-weight-asian="normal" style:font-size-complex="12pt" style:font-weight-complex="normal"/>
    </style:style>
    <style:style style:name="T205" style:family="text">
      <style:text-properties style:font-name="Arial" fo:font-size="12pt" fo:font-weight="normal" officeooo:rsid="0150b0d1" style:font-size-asian="10.5pt" style:font-weight-asian="normal" style:font-size-complex="12pt" style:font-weight-complex="normal"/>
    </style:style>
    <style:style style:name="T206" style:family="text">
      <style:text-properties style:font-name="Arial" fo:font-size="13pt" fo:font-weight="bold" officeooo:rsid="000d5af0" style:font-size-asian="13pt" style:font-weight-asian="bold" style:font-size-complex="13pt" style:font-weight-complex="bold"/>
    </style:style>
    <style:style style:name="T207" style:family="text">
      <style:text-properties style:font-name="Arial" fo:font-size="13pt" fo:font-style="italic" fo:font-weight="bold" officeooo:rsid="000d5af0" style:font-size-asian="13pt" style:font-style-asian="italic" style:font-weight-asian="bold" style:font-size-complex="13pt" style:font-style-complex="italic" style:font-weight-complex="bold"/>
    </style:style>
    <style:style style:name="T208" style:family="text">
      <style:text-properties officeooo:rsid="00e66d7a"/>
    </style:style>
    <style:style style:name="T209" style:family="text">
      <style:text-properties officeooo:rsid="00e8632f"/>
    </style:style>
    <style:style style:name="T210" style:family="text">
      <style:text-properties officeooo:rsid="00ec3e3c"/>
    </style:style>
    <style:style style:name="T211" style:family="text">
      <style:text-properties officeooo:rsid="00eee875"/>
    </style:style>
    <style:style style:name="T212" style:family="text">
      <style:text-properties officeooo:rsid="00f0bcb3"/>
    </style:style>
    <style:style style:name="T213" style:family="text">
      <style:text-properties officeooo:rsid="00f11fcc"/>
    </style:style>
    <style:style style:name="T214" style:family="text">
      <style:text-properties officeooo:rsid="00f169ff"/>
    </style:style>
    <style:style style:name="T215" style:family="text">
      <style:text-properties officeooo:rsid="00f27917"/>
    </style:style>
    <style:style style:name="T216" style:family="text">
      <style:text-properties officeooo:rsid="00f2bacd"/>
    </style:style>
    <style:style style:name="T217" style:family="text">
      <style:text-properties officeooo:rsid="00fc04c0"/>
    </style:style>
    <style:style style:name="T218" style:family="text">
      <style:text-properties officeooo:rsid="011260c8"/>
    </style:style>
    <style:style style:name="T219" style:family="text">
      <style:text-properties officeooo:rsid="0113d04b"/>
    </style:style>
    <style:style style:name="T220" style:family="text">
      <style:text-properties officeooo:rsid="0115fd3d"/>
    </style:style>
    <style:style style:name="T221" style:family="text">
      <style:text-properties officeooo:rsid="012fa682"/>
    </style:style>
    <style:style style:name="T222" style:family="text">
      <style:text-properties officeooo:rsid="013f1ab4"/>
    </style:style>
    <style:style style:name="T223" style:family="text">
      <style:text-properties fo:font-size="12pt" fo:font-style="italic" fo:font-weight="normal" officeooo:rsid="000e3d76" style:font-size-asian="10.5pt" style:font-style-asian="italic" style:font-weight-asian="normal" style:font-size-complex="12pt" style:font-style-complex="italic" style:font-weight-complex="normal"/>
    </style:style>
    <style:style style:name="T224" style:family="text">
      <style:text-properties fo:font-size="12pt" fo:font-style="italic" fo:font-weight="normal" officeooo:rsid="0147d9d6" style:font-size-asian="10.5pt" style:font-style-asian="italic" style:font-weight-asian="normal" style:font-size-complex="12pt" style:font-style-complex="italic" style:font-weight-complex="normal"/>
    </style:style>
    <style:style style:name="T225" style:family="text">
      <style:text-properties fo:font-size="12pt" fo:font-style="italic" fo:font-weight="normal" officeooo:rsid="014e68c4" style:font-size-asian="10.5pt" style:font-style-asian="italic" style:font-weight-asian="normal" style:font-size-complex="12pt" style:font-style-complex="italic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niversidade Federal do Maranhão (UFMA) </text:p>
      <text:p text:style-name="P2">Centro de Ciências Exatas e Tecnológicas (CCET) </text:p>
      <text:p text:style-name="P2">Departamento de Informática (DEINF) </text:p>
      <text:p text:style-name="P2">Curso de Ciência da Computação (CP)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Laboratório de Engenharia de Software </text:p>
      <text:p text:style-name="P2"/>
      <text:p text:style-name="P4">Portal NCA</text:p>
      <text:p text:style-name="P2"/>
      <text:p text:style-name="P5">Documento de <text:span text:style-name="T208">Caso de Uso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luno: Lázaro Henrique de C. Marques </text:p>
      <text:p text:style-name="P3">Cod. 2011003480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ão Luís </text:p>
      <text:p text:style-name="P2">2014</text:p>
      <text:p text:style-name="P2"/>
      <text:p text:style-name="P2"/>
      <text:p text:style-name="P2"/>
      <text:p text:style-name="P6"><text:soft-page-break/>Objetivo</text:p>
      <text:p text:style-name="P6"/>
      <text:p text:style-name="P22">Este documento é uma descrição e descreve <text:span text:style-name="T1">todas a funcionalidade</text:span> que o sistema <text:span text:style-name="T1">deve prover para os seus atores. O sistema em questão é</text:span> de gerenciamento <text:span text:style-name="T215">de laboratórios</text:span> de uma universidade, que surge com o <text:span text:style-name="T216">objetivo de ser portal de notícias dos laboratórios que compões o Núcleo de Computação Avançada da UFMA</text:span>. <text:span text:style-name="T1">As interações aqui descritas são chamadas de caso de uso.</text:span></text:p>
      <text:p text:style-name="P7"/>
      <text:p text:style-name="P42">Atores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5">#<text:span text:style-name="T2">Ator</text:span></text:p>
          </table:table-cell>
          <table:table-cell table:style-name="Table1.A1" office:value-type="string">
            <text:p text:style-name="P73">Nome do Ator</text:p>
          </table:table-cell>
          <table:table-cell table:style-name="Table1.C1" office:value-type="string">
            <text:p text:style-name="P73">Descrição do Ator</text:p>
          </table:table-cell>
        </table:table-row>
        <table:table-row>
          <table:table-cell table:style-name="Table1.A2" office:value-type="string">
            <text:p text:style-name="P56">001</text:p>
          </table:table-cell>
          <table:table-cell table:style-name="Table1.B2" office:value-type="string">
            <text:p text:style-name="P56">Administrador</text:p>
          </table:table-cell>
          <table:table-cell table:style-name="Table1.C2" office:value-type="string">
            <text:p text:style-name="P57">Usuário que possuí privilégios sobre o sistema, como cadastrar e remover novos usuários, <text:span text:style-name="T209">projetos..</text:span>.</text:p>
          </table:table-cell>
        </table:table-row>
        <table:table-row>
          <table:table-cell table:style-name="Table1.A3" office:value-type="string">
            <text:p text:style-name="P56">002</text:p>
          </table:table-cell>
          <table:table-cell table:style-name="Table1.B3" office:value-type="string">
            <text:p text:style-name="P56">Visitante</text:p>
          </table:table-cell>
          <table:table-cell table:style-name="Table1.C3" office:value-type="string">
            <text:p text:style-name="P56">Qualquer usuário não autenticado que visitar o sistema</text:p>
          </table:table-cell>
        </table:table-row>
      </table:table>
      <text:p text:style-name="P8"/>
      <text:p text:style-name="P39"/>
      <text:p text:style-name="P185">Identificação dos Casos de Uso</text:p>
      <text:p text:style-name="P186"><text:span text:style-name="T223">* </text:span><text:span text:style-name="T225">Manter</text:span><text:span text:style-name="T224">: contempla as atividades de Cadastrar, Atualizar e Excluir.</text:span>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4">#UC</text:p>
          </table:table-cell>
          <table:table-cell table:style-name="Table2.A1" office:value-type="string">
            <text:p text:style-name="P74">Nome UC</text:p>
          </table:table-cell>
          <table:table-cell table:style-name="Table2.C1" office:value-type="string">
            <text:p text:style-name="P75">Descrição UC</text:p>
          </table:table-cell>
        </table:table-row>
        <table:table-row>
          <table:table-cell table:style-name="Table2.A6" office:value-type="string">
            <text:p text:style-name="P58">001</text:p>
          </table:table-cell>
          <table:table-cell table:style-name="Table2.B6" office:value-type="string">
            <text:p text:style-name="P66"><text:span text:style-name="T213">Manter</text:span> <text:span text:style-name="T222">L</text:span>aboratório</text:p>
          </table:table-cell>
          <table:table-cell table:style-name="Table2.C6" office:value-type="string">
            <text:p text:style-name="P59">Permite que o usuário <text:span text:style-name="T214">autenticado gerenciar laboratórios e suas informações</text:span></text:p>
          </table:table-cell>
        </table:table-row>
        <table:table-row>
          <table:table-cell table:style-name="Table2.A6" office:value-type="string">
            <text:p text:style-name="P58">002</text:p>
          </table:table-cell>
          <table:table-cell table:style-name="Table2.B6" office:value-type="string">
            <text:p text:style-name="P67"><text:span text:style-name="T213">Manter</text:span> Projetos</text:p>
          </table:table-cell>
          <table:table-cell table:style-name="Table2.C6" office:value-type="string">
            <text:p text:style-name="P60">Permite que o usuário <text:span text:style-name="T214">autenticado gerenciar projetos e suas informações</text:span></text:p>
          </table:table-cell>
        </table:table-row>
        <table:table-row>
          <table:table-cell table:style-name="Table2.A6" office:value-type="string">
            <text:p text:style-name="P58">003</text:p>
          </table:table-cell>
          <table:table-cell table:style-name="Table2.B6" office:value-type="string">
            <text:p text:style-name="P68"><text:span text:style-name="T213">Manter</text:span> Publicações</text:p>
          </table:table-cell>
          <table:table-cell table:style-name="Table2.C6" office:value-type="string">
            <text:p text:style-name="P61">Permite que o usuário <text:span text:style-name="T214">autenticado gerenciar publicações e suas informações</text:span></text:p>
          </table:table-cell>
        </table:table-row>
        <table:table-row>
          <table:table-cell table:style-name="Table2.A6" office:value-type="string">
            <text:p text:style-name="P58">004</text:p>
          </table:table-cell>
          <table:table-cell table:style-name="Table2.B6" office:value-type="string">
            <text:p text:style-name="P69"><text:span text:style-name="T213">Manter</text:span> Membros</text:p>
          </table:table-cell>
          <table:table-cell table:style-name="Table2.C6" office:value-type="string">
            <text:p text:style-name="P62">Permite que o usuário <text:span text:style-name="T214">autenticado gerenciar membros e suas informações</text:span></text:p>
          </table:table-cell>
        </table:table-row>
        <table:table-row>
          <table:table-cell table:style-name="Table2.A6" office:value-type="string">
            <text:p text:style-name="P58">005</text:p>
          </table:table-cell>
          <table:table-cell table:style-name="Table2.B6" office:value-type="string">
            <text:p text:style-name="P70"><text:span text:style-name="T212">Manter</text:span> <text:span text:style-name="T210">Materiais</text:span></text:p>
          </table:table-cell>
          <table:table-cell table:style-name="Table2.C6" office:value-type="string">
            <text:p text:style-name="P63">Permite que o usuário <text:span text:style-name="T214">autenticado gerenciar materiais e suas informações</text:span></text:p>
          </table:table-cell>
        </table:table-row>
        <table:table-row>
          <table:table-cell table:style-name="Table2.A7" office:value-type="string">
            <text:p text:style-name="P58">006</text:p>
          </table:table-cell>
          <table:table-cell table:style-name="Table2.B7" office:value-type="string">
            <text:p text:style-name="P71"><text:span text:style-name="T211">Manter</text:span> Instalações</text:p>
          </table:table-cell>
          <table:table-cell table:style-name="Table2.C7" office:value-type="string">
            <text:p text:style-name="P64">Permite que o usuário <text:span text:style-name="T214">autenticado gerenciar instalações e suas informações</text:span></text:p>
          </table:table-cell>
        </table:table-row>
        <table:table-row>
          <table:table-cell table:style-name="Table2.A8" office:value-type="string">
            <text:p text:style-name="P58">00<text:span text:style-name="T217">7</text:span></text:p>
          </table:table-cell>
          <table:table-cell table:style-name="Table2.B8" office:value-type="string">
            <text:p text:style-name="P72">Alocar Membro</text:p>
          </table:table-cell>
          <table:table-cell table:style-name="Table2.C8" office:value-type="string">
            <text:p text:style-name="P65">Permite que o usuário <text:span text:style-name="T214">autenticado alocar um membro para <text:s/>alguma sala/laboratório.</text:span></text:p>
          </table:table-cell>
        </table:table-row>
      </table:table>
      <text:p text:style-name="P9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>Diagrama de Casos de Uso</text:p>
      <text:p text:style-name="P43"/>
      <text:p text:style-name="P10"/>
      <text:p text:style-name="P291"><text:span text:style-name="T206">Detalhamento dos Casos de Uso</text:span></text:p>
      <text:p text:style-name="P291"><text:span text:style-name="T4">* </text:span><text:span text:style-name="T5">Gerenciar: contempla as atividades de Cadastrar, Atualizar e Excluir.</text:span></text:p>
      <text:p text:style-name="P291"><text:span text:style-name="T5"/></text:p>
      <text:list xml:id="list7864891017126357267" text:style-name="L1">
        <text:list-header>
          <text:p text:style-name="P292"><text:span text:style-name="T144">1 </text:span><text:span text:style-name="T142">Caso de Uso 001 </text:span><text:span text:style-name="T148">Manter</text:span><text:span text:style-name="T147"> laboratório</text:span></text:p>
        </text:list-header>
      </text:list>
      <text:p text:style-name="P21"/>
      <text:list xml:id="list192468412276334266" text:style-name="L2">
        <text:list-item>
          <text:p text:style-name="P76"><text:span text:style-name="T3">Descrição: </text:span><text:span text:style-name="T7">Neste caso de uso o usuário autenticado </text:span><text:span text:style-name="T63">gerência as informações de um laboratório</text:span><text:span text:style-name="T7">. O usuário deve </text:span><text:span text:style-name="T67">gerenciar</text:span><text:span text:style-name="T7"> todos os dados que </text:span><text:span text:style-name="T64">pertinentes a um laboratório</text:span><text:span text:style-name="T7">, como: </text:span><text:span text:style-name="T125">Nome</text:span><text:span text:style-name="T126">, </text:span><text:span text:style-name="T127">Professor </text:span><text:span text:style-name="T128">C</text:span><text:span text:style-name="T127">hefe</text:span><text:span text:style-name="T126">, </text:span><text:span text:style-name="T129">Descrição </text:span><text:span text:style-name="T131">e</text:span><text:span text:style-name="T126"> </text:span><text:span text:style-name="T130">Contato, </text:span><text:span text:style-name="T132">Parceiros</text:span><text:span text:style-name="T130">.</text:span><text:span text:style-name="T7"> Somente usuários autenticados no sistema podem realizar este cadastro.</text:span></text:p>
          <text:list>
            <text:list-header>
              <text:p text:style-name="P231"><text:span text:style-name="T203"/></text:p>
            </text:list-header>
          </text:list>
          <text:p text:style-name="P87"/>
        </text:list-item>
        <text:list-item>
          <text:p text:style-name="P190"><text:span text:style-name="T88">A</text:span><text:span text:style-name="T87">tores: </text:span><text:span text:style-name="T6">Administrador</text:span></text:p>
          <text:p text:style-name="P98"/>
        </text:list-item>
        <text:list-item>
          <text:p text:style-name="P190"><text:span text:style-name="T87">Pré-condições: </text:span><text:span text:style-name="T6">O usuário deve estar cadastrado no sistema.</text:span></text:p>
        </text:list-item>
      </text:list>
      <text:p text:style-name="P23"/>
      <text:list xml:id="list231248333268983" text:continue-numbering="true" text:style-name="L2">
        <text:list-item>
          <text:p text:style-name="P190"><text:span text:style-name="T87">Pós-condição: </text:span><text:span text:style-name="T6">A </text:span><text:span text:style-name="T65">laboratório</text:span><text:span text:style-name="T6"> estará disponível no sistema para que outros usuários possam acessar.</text:span></text:p>
        </text:list-item>
      </text:list>
      <text:p text:style-name="P23"/>
      <text:list xml:id="list231247898107775" text:continue-numbering="true" text:style-name="L2">
        <text:list-item>
          <text:p text:style-name="P142">Resquisitos Funcionais: </text:p>
          <text:list>
            <text:list-item>
              <text:p text:style-name="P201"><text:span text:style-name="T89">R</text:span><text:span text:style-name="T87">F02: </text:span><text:span text:style-name="T6">O usuário realiza login no sistema.</text:span></text:p>
            </text:list-item>
          </text:list>
        </text:list-item>
      </text:list>
      <text:p text:style-name="P34"/>
      <text:list xml:id="list231247254574532" text:continue-numbering="true" text:style-name="L2">
        <text:list-item>
          <text:p text:style-name="P142">Requisitos Não-Funcionais:</text:p>
          <text:list>
            <text:list-header>
              <text:p text:style-name="P227"><text:span text:style-name="T87">RFN03</text:span><text:span text:style-name="T6">: Somente usuários cadastrados podem </text:span><text:span text:style-name="T23">agir sobre</text:span><text:span text:style-name="T6"> </text:span><text:span text:style-name="T66">Informações</text:span></text:p>
            </text:list-header>
          </text:list>
        </text:list-item>
      </text:list>
      <text:p text:style-name="P34"/>
      <text:list xml:id="list231247381479058" text:continue-numbering="true" text:style-name="L2">
        <text:list-item>
          <text:p text:style-name="P153">Fluxo Básico:</text:p>
          <text:list>
            <text:list-header>
              <text:p text:style-name="P109">1. O ator se autentica no sistema com usuário e senha.</text:p>
            </text:list-header>
            <text:list-item>
              <text:p text:style-name="P109">2. O ator decide <text:span text:style-name="T218">gerenciar um laboratório</text:span>.</text:p>
            </text:list-item>
            <text:list-item>
              <text:p text:style-name="P109">3. O <text:span text:style-name="T219">ator realiza as alterações sobre o laboratório.</text:span></text:p>
            </text:list-item>
            <text:list-item>
              <text:p text:style-name="P109"><text:span text:style-name="T220">4</text:span>. <text:span text:style-name="T221">O ator salva as alterações e finaliza o processo.</text:span></text:p>
              <text:p text:style-name="P109"/>
              <text:p text:style-name="P164">Fluxo Alternativo A</text:p>
              <text:list>
                <text:list-item>
                  <text:p text:style-name="P232"><text:span text:style-name="T151">No passo 1 </text:span><text:span text:style-name="T155">o</text:span><text:span text:style-name="T151"> sistema </text:span><text:span text:style-name="T159">informa</text:span><text:span text:style-name="T151"> que a autenticação do usuário falhou.</text:span></text:p>
                </text:list-item>
                <text:list-item>
                  <text:p text:style-name="P118">O sistema continua no passo 1.</text:p>
                </text:list-item>
              </text:list>
            </text:list-item>
          </text:list>
        </text:list-item>
      </text:list>
      <text:p text:style-name="P37"/>
      <text:p text:style-name="P50"><text:span text:style-name="T87">2 </text:span><text:span text:style-name="T88">Caso de Uso 00</text:span><text:span text:style-name="T87">2</text:span><text:span text:style-name="T88"> </text:span><text:span text:style-name="T116">Manter</text:span><text:span text:style-name="T115"> Projetos</text:span></text:p>
      <text:p text:style-name="P11"/>
      <text:list xml:id="list5515156296794856342" text:style-name="L3">
        <text:list-item>
          <text:p text:style-name="P77"><text:span text:style-name="T3">Descrição: </text:span><text:span text:style-name="T7">Neste caso de uso o usuário autenticado </text:span><text:span text:style-name="T67">gerencia informações sobre um projeto</text:span><text:span text:style-name="T7">. O usuário deve</text:span><text:span text:style-name="T67"> </text:span><text:span text:style-name="T68">gerenciar as informações que compoe um projeto</text:span><text:span text:style-name="T8">, como: </text:span><text:span text:style-name="T133">N</text:span><text:span text:style-name="T130">ome, </text:span><text:span text:style-name="T133">D</text:span><text:span text:style-name="T130">ata de inicio, </text:span><text:span text:style-name="T133">D</text:span><text:span text:style-name="T130">ata de termino, Membros, Laboratório</text:span><text:span text:style-name="T134">, Metodologia</text:span><text:span text:style-name="T126">, </text:span><text:span text:style-name="T133">Descrição, </text:span><text:span text:style-name="T135">Notícias, Fotos e Vídeos. </text:span><text:span text:style-name="T7">Somente usuários autenticados no sistema podem realizar este cadastro.</text:span></text:p>
          <text:p text:style-name="P88"/>
        </text:list-item>
        <text:list-item>
          <text:p text:style-name="P191"><text:span text:style-name="T88">A</text:span><text:span text:style-name="T87">tores: </text:span><text:span text:style-name="T6">Administrador.</text:span></text:p>
          <text:p text:style-name="P99"/>
        </text:list-item>
        <text:list-item>
          <text:p text:style-name="P191"><text:span text:style-name="T87">Pré-condições: </text:span><text:span text:style-name="T9">Uma </text:span><text:span text:style-name="T69">Laboratório</text:span><text:span text:style-name="T9"> já estar cadastrada no sistema.</text:span></text:p>
          <text:p text:style-name="P99"/>
        </text:list-item>
        <text:list-item>
          <text:p text:style-name="P191"><text:soft-page-break/><text:span text:style-name="T87">Pós-condição: </text:span><text:span text:style-name="T70">As informações de um projeto estarão disponíveis e publicadas</text:span><text:span text:style-name="T10">.</text:span></text:p>
        </text:list-item>
      </text:list>
      <text:p text:style-name="P24"/>
      <text:p text:style-name="P24"/>
      <text:list xml:id="list231247345153166" text:continue-numbering="true" text:style-name="L3">
        <text:list-item>
          <text:p text:style-name="P143">Resquisitos Funcionais: </text:p>
          <text:list>
            <text:list-item>
              <text:p text:style-name="P202"><text:span text:style-name="T87">RF02: </text:span><text:span text:style-name="T11">O usuário realiza login no sistema.</text:span></text:p>
            </text:list-item>
            <text:list-item>
              <text:p text:style-name="P202"><text:span text:style-name="T90">RF03: </text:span><text:span text:style-name="T71">Manter </text:span><text:span text:style-name="T72">Laboratório</text:span><text:span text:style-name="T11">.</text:span><text:span text:style-name="T87"> </text:span></text:p>
            </text:list-item>
          </text:list>
          <text:p text:style-name="P143"/>
        </text:list-item>
        <text:list-item>
          <text:p text:style-name="P143">Requisitos Não-Funcionais:</text:p>
          <text:list>
            <text:list-header>
              <text:p text:style-name="P228"><text:span text:style-name="T87">RFN03</text:span><text:span text:style-name="T6">: Somente usuários cadastrados podem </text:span><text:span text:style-name="T23">agir sobre </text:span><text:span text:style-name="T73">projetos.</text:span></text:p>
            </text:list-header>
          </text:list>
          <text:p text:style-name="P143"/>
        </text:list-item>
        <text:list-item>
          <text:p text:style-name="P154">Fluxo Básico:</text:p>
          <text:list>
            <text:list-header>
              <text:p text:style-name="P110">1. O ator se autentica no sistema com usuário e senha.</text:p>
            </text:list-header>
            <text:list-item>
              <text:p text:style-name="P255"><text:span text:style-name="T175">2. O ator decide </text:span><text:span text:style-name="T199">gerenciar um projeto.</text:span></text:p>
            </text:list-item>
            <text:list-item>
              <text:p text:style-name="P263"><text:span text:style-name="T175">3. </text:span><text:span text:style-name="T174">O ator </text:span><text:span text:style-name="T200">realiza as alterações sobre o projeto.</text:span></text:p>
            </text:list-item>
            <text:list-item>
              <text:p text:style-name="P255"><text:span text:style-name="T178">4</text:span><text:span text:style-name="T175">. </text:span><text:span text:style-name="T201">O ator salva as alterações e finaliza o processo.</text:span></text:p>
              <text:p text:style-name="P110"/>
              <text:p text:style-name="P165">Fluxo Alternativo A</text:p>
              <text:list>
                <text:list-item>
                  <text:p text:style-name="P233"><text:span text:style-name="T151">No passo 1 </text:span><text:span text:style-name="T156">o </text:span><text:span text:style-name="T151">sistema </text:span><text:span text:style-name="T159">informa</text:span><text:span text:style-name="T151"> que a autenticação do usuário falhou.</text:span></text:p>
                </text:list-item>
                <text:list-item>
                  <text:p text:style-name="P119">O sistema continua no passo 1.</text:p>
                </text:list-item>
              </text:list>
            </text:list-item>
          </text:list>
        </text:list-item>
      </text:list>
      <text:p text:style-name="P28"/>
      <text:p text:style-name="P51"><text:span text:style-name="T93">3</text:span><text:span text:style-name="T87"> </text:span><text:span text:style-name="T88">Caso de Uso 00</text:span><text:span text:style-name="T92">3</text:span><text:span text:style-name="T88"> </text:span><text:span text:style-name="T116">Manter</text:span><text:span text:style-name="T117"> Publicações</text:span></text:p>
      <text:p text:style-name="P12"/>
      <text:list xml:id="list231246908298042" text:continue-numbering="true" text:style-name="L3">
        <text:list-item>
          <text:p text:style-name="P78"><text:span text:style-name="T3">Descrição: </text:span><text:span text:style-name="T7">Neste caso de uso o usuário autenticado </text:span><text:span text:style-name="T74">gerencia as informações de publicações</text:span><text:span text:style-name="T7">. O usuário </text:span><text:span text:style-name="T13">deve </text:span><text:span text:style-name="T75">gerenciar as informações que compoe um projeto </text:span><text:span text:style-name="T76">como: </text:span><text:span text:style-name="T136">Data de publicação, </text:span><text:span text:style-name="T137">Autores, Titulo, Evento, Link/Arquivo, </text:span><text:span text:style-name="T138">Laboratório, Projeto</text:span><text:span text:style-name="T137">.</text:span><text:span text:style-name="T76"> </text:span><text:span text:style-name="T7"><text:s/>Somente usuários autenticados no sistema podem realizar </text:span><text:span text:style-name="T16">esta ação.</text:span></text:p>
          <text:p text:style-name="P89"/>
        </text:list-item>
        <text:list-item>
          <text:p text:style-name="P192"><text:span text:style-name="T88">A</text:span><text:span text:style-name="T87">tores: </text:span><text:span text:style-name="T6">Administrador.</text:span></text:p>
          <text:p text:style-name="P100"/>
        </text:list-item>
        <text:list-item>
          <text:p text:style-name="P192"><text:span text:style-name="T87">Pré-condições: </text:span><text:span text:style-name="T6">O usuário deve estar cadastrado no sistema. </text:span><text:span text:style-name="T9">Uma </text:span><text:span text:style-name="T77">Laboratório </text:span><text:span text:style-name="T78">e um projeto</text:span><text:span text:style-name="T9"> já estar cadastrada no sistema.</text:span></text:p>
          <text:p text:style-name="P100"/>
        </text:list-item>
        <text:list-item>
          <text:p text:style-name="P192"><text:span text:style-name="T87">Pós-condição: </text:span><text:span text:style-name="T79">Os dados de publicação agora ficarão disponívei</text:span><text:span text:style-name="T80">s</text:span><text:span text:style-name="T14">.</text:span></text:p>
          <text:p text:style-name="P100"/>
        </text:list-item>
        <text:list-item>
          <text:p text:style-name="P144">Resquisitos Funcionais: </text:p>
          <text:list>
            <text:list-item>
              <text:p text:style-name="P203"><text:span text:style-name="T87">RF02: </text:span><text:span text:style-name="T11">O usuário realiza login no sistema.</text:span></text:p>
            </text:list-item>
            <text:list-item>
              <text:p text:style-name="P207"><text:span text:style-name="T87">RF04: </text:span><text:span text:style-name="T6">Alterar ementa/programa.</text:span></text:p>
            </text:list-item>
            <text:list-item>
              <text:p text:style-name="P208"><text:span text:style-name="T87">RF05</text:span><text:span text:style-name="T6">: </text:span><text:span text:style-name="T18">Log de eventos.</text:span></text:p>
            </text:list-item>
          </text:list>
          <text:p text:style-name="P144"/>
        </text:list-item>
        <text:list-item>
          <text:p text:style-name="P144">Requisitos Não-Funcionais:</text:p>
          <text:list>
            <text:list-header>
              <text:p text:style-name="P228"><text:span text:style-name="T87">RFN03</text:span><text:span text:style-name="T6">: Somente usuários cadastrados podem </text:span><text:span text:style-name="T23">agir sobre</text:span><text:span text:style-name="T6"> emen</text:span></text:p>
            </text:list-header>
          </text:list>
          <text:p text:style-name="P144"/>
        </text:list-item>
        <text:list-item>
          <text:p text:style-name="P155">Fluxo Básico:</text:p>
          <text:list>
            <text:list-header>
              <text:p text:style-name="P111">1. O ator se autentica no sistema com usuário e senha.</text:p>
            </text:list-header>
            <text:list-item>
              <text:p text:style-name="P256"><text:span text:style-name="T175">2. O ator decide </text:span><text:span text:style-name="T176">alterar uma ementa</text:span></text:p>
            </text:list-item>
            <text:list-item>
              <text:p text:style-name="P264"><text:span text:style-name="T175">3. </text:span><text:span text:style-name="T174">O ator busca e seleciona </text:span><text:span text:style-name="T177">uma ementa à qual pretende alterar.</text:span></text:p>
            </text:list-item>
            <text:list-item>
              <text:p text:style-name="P271"><text:span text:style-name="T177">4. </text:span><text:span text:style-name="T174">O usuário altera os dados da ementa selecionada.</text:span></text:p>
            </text:list-item>
            <text:list-item>
              <text:p text:style-name="P234"><text:span text:style-name="T150">5. O sistema válida os dados informados pelo usuáirio e salva</text:span><text:span text:style-name="T152"> </text:span><text:span text:style-name="T153">a ementa</text:span><text:span text:style-name="T150">.</text:span></text:p>
              <text:p text:style-name="P111"/>
              <text:p text:style-name="P166">Fluxo Alternativo A</text:p>
              <text:list>
                <text:list-item>
                  <text:p text:style-name="P235"><text:soft-page-break/><text:span text:style-name="T151">No passo 1 </text:span><text:span text:style-name="T157">o</text:span><text:span text:style-name="T151"> sistema </text:span><text:span text:style-name="T159">informa</text:span><text:span text:style-name="T151"> que a autenticação do usuário falhou.</text:span></text:p>
                </text:list-item>
                <text:list-item>
                  <text:p text:style-name="P120">O sistema continua no passo 1.</text:p>
                  <text:p text:style-name="P120"/>
                </text:list-item>
              </text:list>
              <text:p text:style-name="P236"><text:span text:style-name="T143">Fluxo Alternativo </text:span><text:span text:style-name="T145">B</text:span></text:p>
              <text:list text:continue-numbering="true">
                <text:list-item>
                  <text:p text:style-name="P236"><text:span text:style-name="T151">No passo </text:span><text:span text:style-name="T154">4 </text:span><text:span text:style-name="T158">o</text:span><text:span text:style-name="T151"> sistema </text:span><text:span text:style-name="T160">informa que não houveram resultados para a busca</text:span><text:span text:style-name="T151">.</text:span></text:p>
                </text:list-item>
                <text:list-item>
                  <text:p text:style-name="P236"><text:span text:style-name="T151">O sistema continua no passo </text:span><text:span text:style-name="T161">2</text:span><text:span text:style-name="T151">.</text:span></text:p>
                </text:list-item>
              </text:list>
              <text:p text:style-name="P166"/>
            </text:list-item>
            <text:list-item>
              <text:p text:style-name="P246"><text:span text:style-name="T141">Fluxo Alternativo </text:span><text:span text:style-name="T145">C</text:span></text:p>
              <text:list>
                <text:list-item>
                  <text:p text:style-name="P120">No passo 5 o sistema inválida o dados informados pelo usuário.</text:p>
                </text:list-item>
                <text:list-item>
                  <text:p text:style-name="P287"><text:span text:style-name="T91">O programa</text:span><text:span text:style-name="T87">não poderá ser cadastrada.</text:span></text:p>
                </text:list-item>
                <text:list-item>
                  <text:p text:style-name="P287"><text:span text:style-name="T87">O sistema retorna para o passo </text:span><text:span text:style-name="T94">4</text:span><text:span text:style-name="T87">.</text:span></text:p>
                </text:list-item>
              </text:list>
            </text:list-item>
          </text:list>
        </text:list-item>
      </text:list>
      <text:p text:style-name="P25"/>
      <text:p text:style-name="P52"><text:span text:style-name="T95">4</text:span><text:span text:style-name="T87"> </text:span><text:span text:style-name="T88">Caso de Uso 00</text:span><text:span text:style-name="T96">4</text:span><text:span text:style-name="T88"> </text:span><text:span text:style-name="T116">Manter</text:span><text:span text:style-name="T118"> Membros</text:span></text:p>
      <text:p text:style-name="P13"/>
      <text:list xml:id="list231248652570452" text:continue-numbering="true" text:style-name="L3">
        <text:list-item>
          <text:p text:style-name="P86"><text:span text:style-name="T3">Descrição: </text:span><text:span text:style-name="T7">Neste caso de uso o usuário autenticado </text:span><text:span text:style-name="T74">gerencia as informações de </text:span><text:span text:style-name="T81">membros</text:span><text:span text:style-name="T7">. O usuário </text:span><text:span text:style-name="T13">deve </text:span><text:span text:style-name="T75">gerenciar as </text:span><text:span text:style-name="T82">informações que compõe um membros</text:span><text:span text:style-name="T76">: </text:span><text:span text:style-name="T139">Nome, Se etá ativo, Se é administrador, Contato/Redes Sociais</text:span><text:span text:style-name="T136">, </text:span><text:span text:style-name="T139">Data de entrada, Data de saída, </text:span><text:span text:style-name="T140">Biogtafia, Senha, Usuário</text:span><text:span text:style-name="T137">.</text:span><text:span text:style-name="T76"> </text:span><text:span text:style-name="T7"><text:s/>Somente usuários autenticados no sistema podem realizar </text:span><text:span text:style-name="T16">esta ação.</text:span></text:p>
          <text:p text:style-name="P90"/>
        </text:list-item>
        <text:list-item>
          <text:p text:style-name="P193"><text:span text:style-name="T88">A</text:span><text:span text:style-name="T87">tores: </text:span><text:span text:style-name="T6">Administrador.</text:span></text:p>
          <text:p text:style-name="P101"/>
        </text:list-item>
        <text:list-item>
          <text:p text:style-name="P193"><text:span text:style-name="T87">Pré-condições: </text:span><text:span text:style-name="T6">O usuário deve estar cadastrado no sistema. </text:span><text:span text:style-name="T9">Um </text:span><text:span text:style-name="T83">Laboratório</text:span><text:span text:style-name="T17"> já estar cadastrado no sistema.</text:span></text:p>
          <text:p text:style-name="P101"/>
        </text:list-item>
        <text:list-item>
          <text:p text:style-name="P193"><text:span text:style-name="T87">Pós-condição: </text:span><text:span text:style-name="T84">As informações do membor agora podem ser acessadas e este possui acesso ao sistema.</text:span></text:p>
          <text:p text:style-name="P101"/>
        </text:list-item>
        <text:list-item>
          <text:p text:style-name="P145">Resquisitos Funcionais: </text:p>
          <text:list>
            <text:list-item>
              <text:p text:style-name="P204"><text:span text:style-name="T87">RF02: </text:span><text:span text:style-name="T11">O usuário realiza login no sistema.</text:span></text:p>
            </text:list-item>
            <text:list-item>
              <text:p text:style-name="P209"><text:span text:style-name="T87">RF04: </text:span><text:span text:style-name="T86">Manter Membros</text:span><text:span text:style-name="T6">.</text:span></text:p>
            </text:list-item>
          </text:list>
          <text:p text:style-name="P145"/>
        </text:list-item>
        <text:list-item>
          <text:p text:style-name="P145">Requisitos Não-Funcionais:</text:p>
          <text:list>
            <text:list-header>
              <text:p text:style-name="P228"><text:span text:style-name="T87">RFN03</text:span><text:span text:style-name="T6">: Somente usuários cadastrados podem </text:span><text:span text:style-name="T23">agir sobre</text:span><text:span text:style-name="T6"> emen</text:span></text:p>
            </text:list-header>
          </text:list>
          <text:p text:style-name="P145"/>
        </text:list-item>
        <text:list-item>
          <text:p text:style-name="P156">Fluxo Básico:</text:p>
          <text:list>
            <text:list-header>
              <text:p text:style-name="P112">1. O ator se autentica no sistema com usuário e senha.</text:p>
            </text:list-header>
            <text:list-item>
              <text:p text:style-name="P257"><text:span text:style-name="T175">2. O ator decide </text:span><text:span text:style-name="T204">trabalhar com membros</text:span></text:p>
            </text:list-item>
            <text:list-item>
              <text:p text:style-name="P265"><text:span text:style-name="T175">3. </text:span><text:span text:style-name="T174">O ator </text:span><text:span text:style-name="T205">realiza gerencia os membros.</text:span></text:p>
            </text:list-item>
            <text:list-item>
              <text:p text:style-name="P237"><text:span text:style-name="T150">5. O sistema válida os dados informados pelo usuáirio e </text:span><text:span text:style-name="T173">conclui a atividade</text:span><text:span text:style-name="T150">.</text:span></text:p>
              <text:p text:style-name="P112"/>
              <text:p text:style-name="P167">Fluxo Alternativo A</text:p>
              <text:list>
                <text:list-item>
                  <text:p text:style-name="P237"><text:span text:style-name="T151">No passo 1 </text:span><text:span text:style-name="T157">o</text:span><text:span text:style-name="T151"> sistema </text:span><text:span text:style-name="T159">informa</text:span><text:span text:style-name="T151"> que a autenticação do usuário falhou.</text:span></text:p>
                </text:list-item>
                <text:list-item>
                  <text:p text:style-name="P121">O sistema continua no passo 1.</text:p>
                  <text:p text:style-name="P288"/>
                </text:list-item>
              </text:list>
            </text:list-item>
          </text:list>
        </text:list-item>
      </text:list>
      <text:p text:style-name="P124"/>
      <text:p text:style-name="P226"><text:span text:style-name="T97">5</text:span><text:span text:style-name="T87"> </text:span><text:span text:style-name="T88">Caso de Uso 00</text:span><text:span text:style-name="T97">5</text:span><text:span text:style-name="T88"> </text:span><text:span text:style-name="T120">Manter</text:span><text:span text:style-name="T119"> </text:span><text:span text:style-name="T121">Materiais</text:span></text:p>
      <text:p text:style-name="P14"/>
      <text:list xml:id="list231247761560141" text:continue-numbering="true" text:style-name="L3">
        <text:list-item>
          <text:p text:style-name="P79"><text:span text:style-name="T3">Descrição: </text:span><text:span text:style-name="T7">Neste caso de uso o usuário autenticado realiza </text:span><text:span text:style-name="T12">a </text:span><text:span text:style-name="T19">exclusão de uma </text:span><text:span text:style-name="T24">ementa</text:span><text:span text:style-name="T19"> já cadastrada no sistema</text:span><text:span text:style-name="T7">. O usuário </text:span><text:span text:style-name="T13">deve </text:span><text:span text:style-name="T20">selecionar qual ementa pretende </text:span><text:soft-page-break/><text:span text:style-name="T20">realizar a exclusão</text:span><text:span text:style-name="T7">. Somente usuários autenticados no sistema podem realizar </text:span><text:span text:style-name="T15">esta ação.</text:span></text:p>
          <text:p text:style-name="P91"/>
        </text:list-item>
        <text:list-item>
          <text:p text:style-name="P194"><text:span text:style-name="T88">A</text:span><text:span text:style-name="T87">tores: </text:span><text:span text:style-name="T6">Administrador, Gerente.</text:span></text:p>
          <text:p text:style-name="P102"/>
        </text:list-item>
        <text:list-item>
          <text:p text:style-name="P194"><text:span text:style-name="T87">Pré-condições: </text:span><text:span text:style-name="T6">O usuário deve estar cadastrado no sistema. </text:span><text:span text:style-name="T21">Uma ementa já estar cadastrada no sistema.</text:span></text:p>
          <text:p text:style-name="P102"/>
        </text:list-item>
        <text:list-item>
          <text:p text:style-name="P194"><text:span text:style-name="T87">Pós-condição: </text:span><text:span text:style-name="T22">A ementa não estará mais disponível no sistema.</text:span></text:p>
          <text:p text:style-name="P102"/>
        </text:list-item>
        <text:list-item>
          <text:p text:style-name="P146">Resquisitos Funcionais: </text:p>
          <text:list>
            <text:list-item>
              <text:p text:style-name="P205"><text:span text:style-name="T87">RF02: </text:span><text:span text:style-name="T11">O usuário realiza login no sistema.</text:span></text:p>
            </text:list-item>
            <text:list-item>
              <text:p text:style-name="P210"><text:span text:style-name="T87">RF05: </text:span><text:span text:style-name="T18">Log de eventos.</text:span></text:p>
            </text:list-item>
          </text:list>
          <text:p text:style-name="P146"/>
        </text:list-item>
        <text:list-item>
          <text:p text:style-name="P146">Requisitos Não-Funcionais:</text:p>
          <text:list>
            <text:list-header>
              <text:p text:style-name="P229"><text:span text:style-name="T149">RFN03: </text:span><text:span text:style-name="T6">Somente usuários cadastrados podem </text:span><text:span text:style-name="T23">agir sobre</text:span><text:span text:style-name="T6"> ementas.</text:span></text:p>
            </text:list-header>
          </text:list>
          <text:p text:style-name="P146"/>
        </text:list-item>
        <text:list-item>
          <text:p text:style-name="P157">Fluxo Básico:</text:p>
          <text:list>
            <text:list-header>
              <text:p text:style-name="P113">1. O ator se autentica no sistema com usuário e senha.</text:p>
            </text:list-header>
            <text:list-item>
              <text:p text:style-name="P258"><text:span text:style-name="T175">2. O ator decide</text:span><text:span text:style-name="T176"> </text:span><text:span text:style-name="T179">excluir uma ementa.</text:span></text:p>
            </text:list-item>
            <text:list-item>
              <text:p text:style-name="P266"><text:span text:style-name="T175">3. </text:span><text:span text:style-name="T174">O ator busca e seleciona </text:span><text:span text:style-name="T177">uma ementa à qual pretende </text:span><text:span text:style-name="T180">excluir.</text:span></text:p>
            </text:list-item>
            <text:list-item>
              <text:p text:style-name="P272"><text:span text:style-name="T175">4. </text:span><text:span text:style-name="T174">O sistema exclui a ementa selecionada pelo usuário.</text:span></text:p>
              <text:p text:style-name="P113"/>
              <text:p text:style-name="P168">Fluxo Alternativo A</text:p>
              <text:list>
                <text:list-item>
                  <text:p text:style-name="P238"><text:span text:style-name="T151">No passo 1 </text:span><text:span text:style-name="T157">o</text:span><text:span text:style-name="T151"> sistema </text:span><text:span text:style-name="T159">informa</text:span><text:span text:style-name="T151"> que a autenticação do usuário falhou.</text:span></text:p>
                </text:list-item>
                <text:list-item>
                  <text:p text:style-name="P122">O sistema continua no passo 1.</text:p>
                  <text:p text:style-name="P122"/>
                </text:list-item>
              </text:list>
              <text:p text:style-name="P238"><text:span text:style-name="T143">Fluxo Alternativo </text:span><text:span text:style-name="T145">B</text:span></text:p>
              <text:list text:continue-numbering="true">
                <text:list-item>
                  <text:p text:style-name="P238"><text:span text:style-name="T151">No passo </text:span><text:span text:style-name="T162">3</text:span><text:span text:style-name="T154"> </text:span><text:span text:style-name="T158">o</text:span><text:span text:style-name="T151"> sistema </text:span><text:span text:style-name="T160">informa que não houveram resultados para a busca</text:span><text:span text:style-name="T151">.</text:span></text:p>
                </text:list-item>
                <text:list-item>
                  <text:p text:style-name="P289"><text:span text:style-name="T98">O sistema continua no passo </text:span><text:span text:style-name="T99">3</text:span><text:span text:style-name="T98">.</text:span></text:p>
                </text:list-item>
              </text:list>
            </text:list-item>
          </text:list>
        </text:list-item>
      </text:list>
      <text:p text:style-name="P26"/>
      <text:p text:style-name="P53"><text:span text:style-name="T100">6</text:span><text:span text:style-name="T87"> </text:span><text:span text:style-name="T88">Caso de Uso 00</text:span><text:span text:style-name="T100">6</text:span><text:span text:style-name="T88"> </text:span><text:span text:style-name="T123">Manter</text:span><text:span text:style-name="T122"> Instalações</text:span></text:p>
      <text:p text:style-name="P15"/>
      <text:list xml:id="list231248351771953" text:continue-numbering="true" text:style-name="L3">
        <text:list-item>
          <text:p text:style-name="P80"><text:span text:style-name="T3">Descrição: </text:span><text:span text:style-name="T7">Neste caso de uso o usuário autenticado realiza </text:span><text:span text:style-name="T12">a </text:span><text:span text:style-name="T19">exclusão de um </text:span><text:span text:style-name="T25">programa</text:span><text:span text:style-name="T19"> já cadastrad</text:span><text:span text:style-name="T26">o</text:span><text:span text:style-name="T19"> no sistema</text:span><text:span text:style-name="T7">. O usuário </text:span><text:span text:style-name="T13">deve </text:span><text:span text:style-name="T20">selecionar qual </text:span><text:span text:style-name="T27">programa</text:span><text:span text:style-name="T20"> realizar a exclusão</text:span><text:span text:style-name="T7">. Somente usuários autenticados no sistema podem realizar </text:span><text:span text:style-name="T15">esta ação.</text:span></text:p>
          <text:p text:style-name="P92"/>
        </text:list-item>
        <text:list-item>
          <text:p text:style-name="P195"><text:span text:style-name="T88">A</text:span><text:span text:style-name="T87">tores: </text:span><text:span text:style-name="T6">Administrador, Gerente.</text:span></text:p>
          <text:p text:style-name="P103"/>
        </text:list-item>
        <text:list-item>
          <text:p text:style-name="P195"><text:span text:style-name="T87">Pré-condições: </text:span><text:span text:style-name="T6">O usuário deve estar cadastrado no sistema. </text:span><text:span text:style-name="T21">Um </text:span><text:span text:style-name="T28">programa</text:span><text:span text:style-name="T21">já estar cadastrada no sistema.</text:span></text:p>
          <text:p text:style-name="P103"/>
        </text:list-item>
        <text:list-item>
          <text:p text:style-name="P195"><text:span text:style-name="T87">Pós-condição</text:span><text:span text:style-name="T22"> </text:span><text:span text:style-name="T29">A ementa para a qual aquele programa foi destinado não mais apresentará o mesmo.</text:span></text:p>
          <text:p text:style-name="P103"/>
        </text:list-item>
        <text:list-item>
          <text:p text:style-name="P147">Resquisitos Funcionais: </text:p>
          <text:list>
            <text:list-item>
              <text:p text:style-name="P206"><text:span text:style-name="T87">RF02: </text:span><text:span text:style-name="T11">O usuário realiza login no sistema.</text:span></text:p>
            </text:list-item>
            <text:list-item>
              <text:p text:style-name="P211"><text:span text:style-name="T87">RF05: </text:span><text:span text:style-name="T18">Log de eventos.</text:span></text:p>
            </text:list-item>
          </text:list>
          <text:p text:style-name="P147"/>
        </text:list-item>
        <text:list-item>
          <text:p text:style-name="P147"><text:soft-page-break/>Requisitos Não-Funcionais:</text:p>
          <text:list>
            <text:list-header>
              <text:p text:style-name="P230"><text:span text:style-name="T149">RFN03: </text:span><text:span text:style-name="T6">Somente usuários cadastrados podem </text:span><text:span text:style-name="T23">agir sobre</text:span><text:span text:style-name="T6"> ementas.</text:span></text:p>
            </text:list-header>
          </text:list>
          <text:p text:style-name="P147"/>
        </text:list-item>
        <text:list-item>
          <text:p text:style-name="P158">Fluxo Básico:</text:p>
          <text:list>
            <text:list-header>
              <text:p text:style-name="P114">1. O ator se autentica no sistema com usuário e senha.</text:p>
            </text:list-header>
            <text:list-item>
              <text:p text:style-name="P259"><text:span text:style-name="T175">2. O ator decide</text:span><text:span text:style-name="T176"> </text:span><text:span text:style-name="T179">excluir </text:span><text:span text:style-name="T181">um programa</text:span><text:span text:style-name="T179">.</text:span></text:p>
            </text:list-item>
            <text:list-item>
              <text:p text:style-name="P267"><text:span text:style-name="T175">3. </text:span><text:span text:style-name="T174">O ator busca e seleciona </text:span><text:span text:style-name="T177">uma ementa </text:span><text:span text:style-name="T182">e o programa</text:span><text:span text:style-name="T177"> </text:span><text:span text:style-name="T183">o</text:span><text:span text:style-name="T177"> qual pretende </text:span><text:span text:style-name="T180">excluir.</text:span></text:p>
            </text:list-item>
            <text:list-item>
              <text:p text:style-name="P273"><text:span text:style-name="T175">4. </text:span><text:span text:style-name="T174">O sistema exclui </text:span><text:span text:style-name="T183">o programa</text:span><text:span text:style-name="T174"> selecionad</text:span><text:span text:style-name="T184">o</text:span><text:span text:style-name="T174"> pelo usuário.</text:span></text:p>
              <text:p text:style-name="P114"/>
              <text:p text:style-name="P169">Fluxo Alternativo A</text:p>
              <text:list>
                <text:list-item>
                  <text:p text:style-name="P239"><text:span text:style-name="T151">No passo 1 </text:span><text:span text:style-name="T157">o</text:span><text:span text:style-name="T151"> sistema </text:span><text:span text:style-name="T159">informa</text:span><text:span text:style-name="T151"> que a autenticação do usuário falhou.</text:span></text:p>
                </text:list-item>
                <text:list-item>
                  <text:p text:style-name="P123">O sistema continua no passo 1.</text:p>
                  <text:p text:style-name="P123"/>
                </text:list-item>
              </text:list>
              <text:p text:style-name="P239"><text:span text:style-name="T143">Fluxo Alternativo </text:span><text:span text:style-name="T145">B</text:span></text:p>
              <text:list text:continue-numbering="true">
                <text:list-item>
                  <text:p text:style-name="P239"><text:span text:style-name="T151">No passo </text:span><text:span text:style-name="T162">3</text:span><text:span text:style-name="T154"> </text:span><text:span text:style-name="T158">o</text:span><text:span text:style-name="T151"> sistema </text:span><text:span text:style-name="T160">informa que não houveram resultados para a busca</text:span><text:span text:style-name="T151">.</text:span></text:p>
                </text:list-item>
                <text:list-item>
                  <text:p text:style-name="P290"><text:span text:style-name="T98">O sistema continua no passo </text:span><text:span text:style-name="T99">3</text:span><text:span text:style-name="T98">.</text:span></text:p>
                </text:list-item>
              </text:list>
            </text:list-item>
          </text:list>
        </text:list-item>
      </text:list>
      <text:p text:style-name="P27"/>
      <text:p text:style-name="P45"><text:span text:style-name="T101">7</text:span><text:span text:style-name="T87"> </text:span><text:span text:style-name="T88">Caso de Uso 00</text:span><text:span text:style-name="T101">7</text:span><text:span text:style-name="T88"> </text:span><text:span text:style-name="T102">Buscar Ementa</text:span></text:p>
      <text:p text:style-name="P16"/>
      <text:list xml:id="list231248144825977" text:continue-numbering="true" text:style-name="L3">
        <text:list-item>
          <text:p text:style-name="P81"><text:span text:style-name="T3">Descrição: </text:span><text:span text:style-name="T7">Neste caso de uso o usuário </text:span><text:span text:style-name="T30">realiza uma busca pelas ementas cadastradas no sistema</text:span><text:span text:style-name="T7">. </text:span><text:span text:style-name="T31">O usuário deve escolher por qual parâmetro pretende realizar a busca, Ano, Curso, Nome, etc.. </text:span><text:span text:style-name="T32">Qualquer usuário pode realizar esta ação</text:span></text:p>
          <text:p text:style-name="P93"/>
        </text:list-item>
        <text:list-item>
          <text:p text:style-name="P196"><text:span text:style-name="T88">A</text:span><text:span text:style-name="T87">tores: </text:span><text:span text:style-name="T6">Administrador, Gerente, </text:span><text:span text:style-name="T33">Visitante.</text:span></text:p>
          <text:p text:style-name="P104"/>
        </text:list-item>
        <text:list-item>
          <text:p text:style-name="P196"><text:span text:style-name="T87">Pré-condições: </text:span><text:span text:style-name="T34">Uma ementa já estar cadastrada no sistema</text:span></text:p>
          <text:p text:style-name="P104"/>
        </text:list-item>
        <text:list-item>
          <text:p text:style-name="P196"><text:span text:style-name="T87">Pós-condição</text:span><text:span text:style-name="T22"> </text:span><text:span text:style-name="T35">O sistema retorna uma lista de resultados para o usuário</text:span></text:p>
          <text:p text:style-name="P104"/>
        </text:list-item>
        <text:list-item>
          <text:p text:style-name="P148">Resquisitos Funcionais: </text:p>
          <text:list>
            <text:list-item>
              <text:p text:style-name="P212"><text:span text:style-name="T87">RF0</text:span><text:span text:style-name="T103">7</text:span><text:span text:style-name="T87">: </text:span><text:span text:style-name="T36">Buscar ementa.</text:span></text:p>
            </text:list-item>
          </text:list>
          <text:p text:style-name="P148"/>
        </text:list-item>
        <text:list-item>
          <text:p text:style-name="P148">Requisitos Não-Funcionais:</text:p>
          <text:p text:style-name="P148"/>
        </text:list-item>
        <text:list-item>
          <text:p text:style-name="P159">Fluxo Básico:</text:p>
          <text:list>
            <text:list-header>
              <text:p text:style-name="P260"><text:span text:style-name="T175">1. O ator </text:span><text:span text:style-name="T185">acessa a área de pesquisa do sistema.</text:span></text:p>
            </text:list-header>
            <text:list-item>
              <text:p text:style-name="P260"><text:span text:style-name="T175">2. </text:span><text:span text:style-name="T186">O ator seleciona qual o critério de busca</text:span><text:span text:style-name="T179">.</text:span></text:p>
            </text:list-item>
            <text:list-item>
              <text:p text:style-name="P268"><text:span text:style-name="T175">3. </text:span><text:span text:style-name="T174">O ator </text:span><text:span text:style-name="T186">insere os dados necessários para a busca</text:span></text:p>
            </text:list-item>
            <text:list-item>
              <text:p text:style-name="P274"><text:span text:style-name="T175">4. </text:span><text:span text:style-name="T187">O sistema exibe uma lista de resultados para o usuário</text:span></text:p>
              <text:p text:style-name="P115"/>
              <text:p text:style-name="P170">Fluxo Alternativo A</text:p>
              <text:list>
                <text:list-item>
                  <text:p text:style-name="P240"><text:span text:style-name="T151">No passo </text:span><text:span text:style-name="T163">4 o sistema informa que não conseguiu encontrar nada com os parâmetros passados pelo usuáiro</text:span></text:p>
                </text:list-item>
                <text:list-item>
                  <text:p text:style-name="P240"><text:span text:style-name="T151">O sistema </text:span><text:span text:style-name="T164">retorna ao passo 3</text:span><text:span text:style-name="T151">.</text:span></text:p>
                </text:list-item>
              </text:list>
            </text:list-item>
          </text:list>
        </text:list-item>
      </text:list>
      <text:p text:style-name="P35"/>
      <text:p text:style-name="P46"><text:span text:style-name="T104">8</text:span><text:span text:style-name="T87"> </text:span><text:span text:style-name="T88">Caso de Uso 00</text:span><text:span text:style-name="T104">8</text:span><text:span text:style-name="T88"> </text:span><text:span text:style-name="T105">Cadastrar usuário</text:span></text:p>
      <text:p text:style-name="P17"/>
      <text:list xml:id="list231247192161792" text:continue-numbering="true" text:style-name="L3">
        <text:list-item>
          <text:p text:style-name="P82"><text:span text:style-name="T3">Descrição: </text:span><text:span text:style-name="T7">Neste caso </text:span><text:span text:style-name="T37">um usuário com privilégios de adiministrador realiza o cadastro de novos usuários no sistema, para que estes passem a gerenciar o sistema. Os usuário que o administrador pode cadastrar são Gerentes ou outros </text:span><text:soft-page-break/><text:span text:style-name="T37">Administradores. Somente usuáiro</text:span><text:span text:style-name="T46">s</text:span><text:span text:style-name="T37"> autenticados podem realizar esta ação.</text:span></text:p>
          <text:p text:style-name="P94"/>
        </text:list-item>
        <text:list-item>
          <text:p text:style-name="P197"><text:span text:style-name="T88">A</text:span><text:span text:style-name="T87">tores: </text:span><text:span text:style-name="T6">Administrador.</text:span></text:p>
          <text:p text:style-name="P105"/>
        </text:list-item>
        <text:list-item>
          <text:p text:style-name="P197"><text:span text:style-name="T87">Pré-condições: </text:span><text:span text:style-name="T38">Um administrador já estar cadastrado no sistema.</text:span></text:p>
          <text:p text:style-name="P105"/>
        </text:list-item>
        <text:list-item>
          <text:p text:style-name="P197"><text:span text:style-name="T87">Pós-condição</text:span><text:span text:style-name="T22">: </text:span><text:span text:style-name="T39">O sistema possuirá um novo registro de usuário.</text:span></text:p>
          <text:p text:style-name="P105"/>
        </text:list-item>
        <text:list-item>
          <text:p text:style-name="P149">Resquisitos Funcionais: </text:p>
          <text:list>
            <text:list-item>
              <text:p text:style-name="P213"><text:span text:style-name="T87">RF0</text:span><text:span text:style-name="T106">1</text:span><text:span text:style-name="T87">: </text:span><text:span text:style-name="T40">Cadastro de usuário.</text:span></text:p>
            </text:list-item>
            <text:list-item>
              <text:p text:style-name="P216"><text:span text:style-name="T106">R</text:span><text:span text:style-name="T87">F06: </text:span><text:span text:style-name="T6">Alterar senha.</text:span></text:p>
            </text:list-item>
          </text:list>
          <text:p text:style-name="P149"/>
        </text:list-item>
        <text:list-item>
          <text:p text:style-name="P149">Requisitos Não-Funcionais:</text:p>
          <text:p text:style-name="P149"/>
        </text:list-item>
        <text:list-item>
          <text:p text:style-name="P160">Fluxo Básico:</text:p>
          <text:list>
            <text:list-header>
              <text:p text:style-name="P277"><text:span text:style-name="T187">1</text:span><text:span text:style-name="T175">. O ator se autentica no sistema com usuário e senha.</text:span></text:p>
            </text:list-header>
            <text:list-item>
              <text:p text:style-name="P261"><text:span text:style-name="T175">2. O ator decide</text:span><text:span text:style-name="T176"> </text:span><text:span text:style-name="T188">Adicionar um novo usuário.</text:span></text:p>
            </text:list-item>
            <text:list-item>
              <text:p text:style-name="P269"><text:span text:style-name="T175">3. </text:span><text:span text:style-name="T174">O ator </text:span><text:span text:style-name="T189">insere o e-mail do novo usuáiro a ser cadastrado.</text:span></text:p>
            </text:list-item>
            <text:list-item>
              <text:p text:style-name="P275"><text:span text:style-name="T175">4. </text:span><text:span text:style-name="T190">O sistema envia um link para que o usuário possa se cadastrar no sistema.</text:span></text:p>
            </text:list-item>
            <text:list-item>
              <text:p text:style-name="P281"><text:span text:style-name="T190">5. </text:span><text:span text:style-name="T174">O usuário que recebeu o e-mail realiza o cadastro no sistema.</text:span></text:p>
            </text:list-item>
            <text:list-item>
              <text:p text:style-name="P127">6. O sistema informa que o usuário foi cadastrado com sucesso.</text:p>
              <text:p text:style-name="P116"/>
              <text:p text:style-name="P171">Fluxo Alternativo A</text:p>
              <text:list>
                <text:list-item>
                  <text:p text:style-name="P241"><text:span text:style-name="T151">No passo </text:span><text:span text:style-name="T163">4 o </text:span><text:span text:style-name="T165">usuário cadastra o novo usuáiro inserindo nome e senha.</text:span></text:p>
                </text:list-item>
                <text:list-item>
                  <text:p text:style-name="P248"><text:span text:style-name="T165">O </text:span><text:span text:style-name="T149">sistema exige que o usuário se utilize do requisito </text:span><text:span text:style-name="T141">RF06</text:span><text:span text:style-name="T149">.</text:span></text:p>
                  <text:p text:style-name="P128"/>
                </text:list-item>
              </text:list>
              <text:p text:style-name="P242"><text:span text:style-name="T143">Fluxo Alternativo </text:span><text:span text:style-name="T146">B</text:span></text:p>
              <text:list text:continue-numbering="true">
                <text:list-item>
                  <text:p text:style-name="P249"><text:span text:style-name="T151">N</text:span><text:span text:style-name="T149">o passo 5 o usuário não conseguiu realizar seu cadastro.</text:span></text:p>
                </text:list-item>
                <text:list-item>
                  <text:p text:style-name="P131">O processo de cadastrar usuário é interrompido.</text:p>
                </text:list-item>
                <text:list-item>
                  <text:p text:style-name="P131">O sistema expira a solicitação de cadastro após uma semana.</text:p>
                </text:list-item>
              </text:list>
            </text:list-item>
          </text:list>
        </text:list-item>
      </text:list>
      <text:p text:style-name="P36"/>
      <text:p text:style-name="P47"><text:span text:style-name="T107">9</text:span><text:span text:style-name="T87"> </text:span><text:span text:style-name="T88">Caso de Uso 00</text:span><text:span text:style-name="T108">9</text:span><text:span text:style-name="T88"> </text:span><text:span text:style-name="T109">Remover </text:span><text:span text:style-name="T105">usuário</text:span></text:p>
      <text:p text:style-name="P18"/>
      <text:list xml:id="list231247939230063" text:continue-numbering="true" text:style-name="L3">
        <text:list-item>
          <text:p text:style-name="P83"><text:span text:style-name="T3">Descrição: </text:span><text:span text:style-name="T7">Neste caso </text:span><text:span text:style-name="T37">um usuário com privilégios de adiministrador realiza </text:span><text:span text:style-name="T41">a exclusão</text:span><text:span text:style-name="T37"> usuários no sistema, para que estes </text:span><text:span text:style-name="T42">não tenham mais acesso ao sistema</text:span><text:span text:style-name="T37">. Os usuário que o administrador pode </text:span><text:span text:style-name="T43">são Gerentes o outros </text:span><text:span text:style-name="T44">A</text:span><text:span text:style-name="T43">dministradores</text:span><text:span text:style-name="T37">. Somente usuáiro</text:span><text:span text:style-name="T45">s</text:span><text:span text:style-name="T37"> autenticados podem realizar esta ação.</text:span></text:p>
          <text:p text:style-name="P95"/>
        </text:list-item>
        <text:list-item>
          <text:p text:style-name="P198"><text:span text:style-name="T88">A</text:span><text:span text:style-name="T87">tores: </text:span><text:span text:style-name="T6">Administrador.</text:span></text:p>
          <text:p text:style-name="P106"/>
        </text:list-item>
        <text:list-item>
          <text:p text:style-name="P198"><text:span text:style-name="T87">Pré-condições: </text:span><text:span text:style-name="T38">Um </text:span><text:span text:style-name="T47">outro usuário estar cadastrado no sistema.</text:span></text:p>
          <text:p text:style-name="P106"/>
        </text:list-item>
        <text:list-item>
          <text:p text:style-name="P198"><text:span text:style-name="T87">Pós-condição</text:span><text:span text:style-name="T22">: </text:span><text:span text:style-name="T48">O usuário ecluído não mais terá acesso ao sistema.</text:span></text:p>
          <text:p text:style-name="P106"/>
        </text:list-item>
        <text:list-item>
          <text:p text:style-name="P150">Resquisitos Funcionais: </text:p>
          <text:list>
            <text:list-item>
              <text:p text:style-name="P214"><text:span text:style-name="T87">RF0</text:span><text:span text:style-name="T106">1</text:span><text:span text:style-name="T87">: </text:span><text:span text:style-name="T40">Cadastro de usuário.</text:span></text:p>
            </text:list-item>
          </text:list>
          <text:p text:style-name="P150"/>
        </text:list-item>
        <text:list-item>
          <text:p text:style-name="P150">Requisitos Não-Funcionais:</text:p>
          <text:p text:style-name="P150"/>
        </text:list-item>
        <text:list-item>
          <text:p text:style-name="P161">Fluxo Básico:</text:p>
          <text:list>
            <text:list-header>
              <text:p text:style-name="P278"><text:soft-page-break/><text:span text:style-name="T187">1</text:span><text:span text:style-name="T175">. O ator se autentica no sistema com usuário e senha.</text:span></text:p>
            </text:list-header>
            <text:list-item>
              <text:p text:style-name="P262"><text:span text:style-name="T175">2. O ator decide </text:span><text:span text:style-name="T191">ecluir um</text:span><text:span text:style-name="T188"> usuário.</text:span></text:p>
            </text:list-item>
            <text:list-item>
              <text:p text:style-name="P270"><text:span text:style-name="T175">3. </text:span><text:span text:style-name="T174">O ator </text:span><text:span text:style-name="T192">busca pelo usuáiro a ser removido.</text:span></text:p>
            </text:list-item>
            <text:list-item>
              <text:p text:style-name="P276"><text:span text:style-name="T175">4. </text:span><text:span text:style-name="T190">O sistema </text:span><text:span text:style-name="T193">retorna os resultados da busca realizada.</text:span></text:p>
            </text:list-item>
            <text:list-item>
              <text:p text:style-name="P282"><text:span text:style-name="T190">5. </text:span><text:span text:style-name="T194">O ator seleciona o usuário a ser removido.</text:span></text:p>
            </text:list-item>
            <text:list-item>
              <text:p text:style-name="P283"><text:span text:style-name="T194">6. </text:span><text:span text:style-name="T174">O sistema exibe uma mensagem de que realizou a ação com sucesso.</text:span></text:p>
              <text:p text:style-name="P117"/>
              <text:p text:style-name="P172">Fluxo Alternativo A</text:p>
              <text:list>
                <text:list-item>
                  <text:p text:style-name="P243"><text:span text:style-name="T151">No passo </text:span><text:span text:style-name="T166">4 o sistema informa que não houveram resultados na busca.</text:span></text:p>
                </text:list-item>
                <text:list-item>
                  <text:p text:style-name="P252"><text:span text:style-name="T149">O sistema retorna ao passo 3.</text:span></text:p>
                  <text:p text:style-name="P129"/>
                </text:list-item>
              </text:list>
              <text:p text:style-name="P243"><text:span text:style-name="T143">Fluxo Alternativo </text:span><text:span text:style-name="T146">B</text:span></text:p>
              <text:list text:continue-numbering="true">
                <text:list-item>
                  <text:p text:style-name="P250"><text:span text:style-name="T151">N</text:span><text:span text:style-name="T149">o passo 5 </text:span><text:span text:style-name="T167">o usuário seleciona ele mesmo para exclusão.</text:span></text:p>
                </text:list-item>
                <text:list-item>
                  <text:p text:style-name="P132">O sistema informa que não é capaz de realizar essa ação.</text:p>
                </text:list-item>
                <text:list-item>
                  <text:p text:style-name="P132">O sistema retorna ao passo 3.</text:p>
                </text:list-item>
              </text:list>
            </text:list-item>
          </text:list>
        </text:list-item>
      </text:list>
      <text:p text:style-name="P29"/>
      <text:p text:style-name="P48"><text:span text:style-name="T110">10</text:span><text:span text:style-name="T87"> </text:span><text:span text:style-name="T88">Caso de Uso 0</text:span><text:span text:style-name="T110">10</text:span><text:span text:style-name="T88"> </text:span><text:span text:style-name="T110">Emitir Ementa</text:span></text:p>
      <text:p text:style-name="P19"/>
      <text:list xml:id="list231246992400931" text:continue-numbering="true" text:style-name="L3">
        <text:list-item>
          <text:p text:style-name="P84"><text:span text:style-name="T3">Descrição: </text:span><text:span text:style-name="T49">Neste caso de uso </text:span><text:span text:style-name="T51">o usuário</text:span><text:span text:style-name="T49"> realiza uma busca pelas ementas às quais pretende obeter um documento da mesma, </text:span><text:span text:style-name="T58">por parâmetros como Disciplina, Curso, Ano, etc. Após isso ele s</text:span><text:span text:style-name="T49">eleciona quais pretende imprimir ou </text:span><text:span text:style-name="T50">salvar n</text:span><text:span text:style-name="T49">o formato PDF. </text:span><text:span text:style-name="T52">Qualquer usuário pode realizar esta ação.</text:span></text:p>
          <text:p text:style-name="P96"/>
        </text:list-item>
        <text:list-item>
          <text:p text:style-name="P199"><text:span text:style-name="T88">A</text:span><text:span text:style-name="T87">tores: </text:span><text:span text:style-name="T6">Administrador, </text:span><text:span text:style-name="T53">Gerente, Visitante;</text:span></text:p>
          <text:p text:style-name="P107"/>
        </text:list-item>
        <text:list-item>
          <text:p text:style-name="P199"><text:span text:style-name="T87">Pré-condições: </text:span><text:span text:style-name="T54">Uma ementa já estar cadastrado no sistema.</text:span></text:p>
          <text:p text:style-name="P107"/>
        </text:list-item>
        <text:list-item>
          <text:p text:style-name="P199"><text:span text:style-name="T87">Pós-condição</text:span><text:span text:style-name="T22">: </text:span><text:span text:style-name="T55">Um documento </text:span><text:span text:style-name="T56">PDF</text:span><text:span text:style-name="T55"> ou arquivo impresso será retornado ao usuário.</text:span></text:p>
          <text:p text:style-name="P107"/>
        </text:list-item>
        <text:list-item>
          <text:p text:style-name="P151">Resquisitos Funcionais: </text:p>
          <text:list>
            <text:list-item>
              <text:p text:style-name="P215"><text:span text:style-name="T87">RF0</text:span><text:span text:style-name="T111">7</text:span><text:span text:style-name="T87">: </text:span><text:span text:style-name="T57">Buscar Ementa.</text:span></text:p>
            </text:list-item>
            <text:list-item>
              <text:p text:style-name="P217"><text:span text:style-name="T87">RF08: </text:span><text:span text:style-name="T6">Emitir documento com autenticação.</text:span></text:p>
            </text:list-item>
            <text:list-item>
              <text:p text:style-name="P219"><text:span text:style-name="T87">RF10: </text:span><text:span text:style-name="T6">Criptografar PDF.</text:span></text:p>
            </text:list-item>
          </text:list>
          <text:p text:style-name="P151"/>
        </text:list-item>
        <text:list-item>
          <text:p text:style-name="P151">Requisitos Não-Funcionais:</text:p>
          <text:p text:style-name="P151"/>
        </text:list-item>
        <text:list-item>
          <text:p text:style-name="P162">Fluxo Básico:</text:p>
          <text:list>
            <text:list-header>
              <text:p text:style-name="P279"><text:span text:style-name="T187">1</text:span><text:span text:style-name="T175">. O ator </text:span><text:span text:style-name="T195">acessa a área de buscas do sistema.</text:span></text:p>
            </text:list-header>
            <text:list-item>
              <text:p text:style-name="P134">2. O ator seleciona os parâmetros pelos quais pretende buscar a ementa.</text:p>
            </text:list-item>
            <text:list-item>
              <text:p text:style-name="P135">3. O sistema exibe os resultados da pesquisa.</text:p>
            </text:list-item>
            <text:list-item>
              <text:p text:style-name="P135">4. O ator seleciona qual disciplina pretende obter o documento.</text:p>
            </text:list-item>
            <text:list-item>
              <text:p text:style-name="P135">5. O sistema imprime ou gera um documento no farmato PDF com a ementa da disciplina.</text:p>
              <text:p text:style-name="P135"/>
              <text:p text:style-name="P173">Fluxo Alternativo A</text:p>
              <text:list>
                <text:list-item>
                  <text:p text:style-name="P244"><text:span text:style-name="T151">No passo </text:span><text:span text:style-name="T168">3</text:span><text:span text:style-name="T166"> o sistema informa que não houveram resultados na busca.</text:span></text:p>
                </text:list-item>
                <text:list-item>
                  <text:p text:style-name="P253"><text:span text:style-name="T149">O sistema retorna ao passo </text:span><text:span text:style-name="T169">2</text:span><text:span text:style-name="T149">.</text:span></text:p>
                  <text:p text:style-name="P130"/>
                </text:list-item>
              </text:list>
              <text:p text:style-name="P244"><text:span text:style-name="T143">Fluxo Alternativo </text:span><text:span text:style-name="T146">B</text:span></text:p>
              <text:list text:continue-numbering="true">
                <text:list-item>
                  <text:p text:style-name="P251"><text:soft-page-break/><text:span text:style-name="T151">N</text:span><text:span text:style-name="T149">o passo </text:span><text:span text:style-name="T170">4</text:span><text:span text:style-name="T149"> </text:span><text:span text:style-name="T167">o usuário </text:span><text:span text:style-name="T171">pretende contirnuar buscando por ementas.</text:span></text:p>
                </text:list-item>
                <text:list-item>
                  <text:p text:style-name="P137">O usuário adiciona a ementa à lista de seleção.</text:p>
                </text:list-item>
                <text:list-item>
                  <text:p text:style-name="P137">O sistema retorna ao passo 2.</text:p>
                </text:list-item>
              </text:list>
            </text:list-item>
          </text:list>
        </text:list-item>
      </text:list>
      <text:p text:style-name="P30"/>
      <text:p text:style-name="P49"><text:span text:style-name="T110">1</text:span><text:span text:style-name="T112">1</text:span><text:span text:style-name="T87"> </text:span><text:span text:style-name="T88">Caso de Uso 0</text:span><text:span text:style-name="T110">1</text:span><text:span text:style-name="T112">1</text:span><text:span text:style-name="T88"> </text:span><text:span text:style-name="T112">Autenticar </text:span><text:span text:style-name="T113">Ementa</text:span></text:p>
      <text:p text:style-name="P20"/>
      <text:list xml:id="list231246705099234" text:continue-numbering="true" text:style-name="L3">
        <text:list-item>
          <text:p text:style-name="P85"><text:span text:style-name="T3">Descrição: </text:span><text:span text:style-name="T49">Neste caso de uso </text:span><text:span text:style-name="T51">o</text:span><text:span text:style-name="T52"> </text:span><text:span text:style-name="T59">usuário insere o código de autenticação do documento que contém a ementa para realiza a validação do mesmo. O sistema deve informar se o documento é válido ou não. Qualquer usuário pode realizar esta ação.</text:span></text:p>
          <text:p text:style-name="P97"/>
        </text:list-item>
        <text:list-item>
          <text:p text:style-name="P200"><text:span text:style-name="T88">A</text:span><text:span text:style-name="T87">tores: </text:span><text:span text:style-name="T6">Administrador, </text:span><text:span text:style-name="T53">Gerente, Visitante;</text:span></text:p>
          <text:p text:style-name="P108"/>
        </text:list-item>
        <text:list-item>
          <text:p text:style-name="P200"><text:span text:style-name="T87">Pré-condições: </text:span><text:span text:style-name="T60">Um documento já ter sido <text:s text:c="2"/>impresso anteriormento. Ter ementas cadastradas no sistema.</text:span></text:p>
          <text:p text:style-name="P108"/>
        </text:list-item>
        <text:list-item>
          <text:p text:style-name="P200"><text:span text:style-name="T87">Pós-condição</text:span><text:span text:style-name="T22">: </text:span><text:span text:style-name="T61">O sistema informa se o documento é válido ou não.</text:span></text:p>
          <text:p text:style-name="P108"/>
        </text:list-item>
        <text:list-item>
          <text:p text:style-name="P152">Resquisitos Funcionais: </text:p>
          <text:list>
            <text:list-item>
              <text:p text:style-name="P218"><text:span text:style-name="T87">RF</text:span><text:span text:style-name="T114">09</text:span><text:span text:style-name="T87">: </text:span><text:span text:style-name="T62">Validar documento.</text:span></text:p>
            </text:list-item>
          </text:list>
          <text:p text:style-name="P152"/>
        </text:list-item>
        <text:list-item>
          <text:p text:style-name="P152">Requisitos Não-Funcionais:</text:p>
          <text:p text:style-name="P152"/>
        </text:list-item>
        <text:list-item>
          <text:p text:style-name="P163">Fluxo Básico:</text:p>
          <text:list>
            <text:list-header>
              <text:p text:style-name="P280"><text:span text:style-name="T187">1</text:span><text:span text:style-name="T175">. O ator </text:span><text:span text:style-name="T195">acessa a área </text:span><text:span text:style-name="T196">de validação de documentos.</text:span></text:p>
            </text:list-header>
            <text:list-item>
              <text:p text:style-name="P284"><text:span text:style-name="T174">2. O ator </text:span><text:span text:style-name="T197">insere ocódigo de autenticação do documento emitido.</text:span></text:p>
            </text:list-item>
            <text:list-item>
              <text:p text:style-name="P285"><text:span text:style-name="T174">3. </text:span><text:span text:style-name="T198">O sistema retorna se o documento é válido ou não.</text:span></text:p>
              <text:p text:style-name="P136"/>
              <text:p text:style-name="P174">Fluxo Alternativo A</text:p>
              <text:list>
                <text:list-item>
                  <text:p text:style-name="P245"><text:span text:style-name="T151">No passo </text:span><text:span text:style-name="T172">3 o sistema informa que não foi encontrado nenhum documento com aquela token de verificação.</text:span></text:p>
                </text:list-item>
                <text:list-item>
                  <text:p text:style-name="P254"><text:span text:style-name="T172">O </text:span><text:span text:style-name="T149">sistema retorna ao passo 1.</text:span></text:p>
                </text:list-item>
              </text:list>
            </text:list-item>
          </text:list>
        </text:list-item>
      </text:list>
      <text:p text:style-name="P32"/>
      <text:p text:style-name="P32"/>
      <text:p text:style-name="P32"/>
      <text:p text:style-name="P54"><text:span text:style-name="T149">Diagrama de Classes (</text:span><text:span text:style-name="T174">Básico)</text:span></text:p>
      <text:p text:style-name="P33"/>
      <text:p text:style-name="P38">Anexo 2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ext:p text:style-name="P40">Anexo 1</text:p>
      <text:p text:style-name="P44">Diagrama de Classes</text:p>
      <text:p text:style-name="P40"/>
      <text:p text:style-name="P40"><draw:frame draw:style-name="fr2" draw:name="Image1" text:anchor-type="paragraph" svg:width="15.956cm" svg:height="23.465cm" draw:z-index="1"><draw:image/></draw:frame><text:soft-page-break/></text:p>
      <text:p text:style-name="P30"><text:tab/><text:tab/></text:p>
      <text:p text:style-name="P41">Anexo 2</text:p>
      <text:p text:style-name="P41"><text:soft-page-break/></text:p>
      <text:p text:style-name="P41"><draw:frame draw:style-name="fr1" draw:name="Image2" text:anchor-type="paragraph" svg:width="17cm" svg:height="17.367cm" draw:z-index="0"><draw:image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ázaro Henrique</meta:initial-creator>
    <meta:creation-date>2014-04-25T17:16:20.700631015</meta:creation-date>
    <dc:date>2014-11-03T23:12:46.437496024</dc:date>
    <meta:editing-duration>PT7H49M35S</meta:editing-duration>
    <meta:editing-cycles>321</meta:editing-cycles>
    <meta:generator>LibreOffice/4.2.7.2$Linux_X86_64 LibreOffice_project/420$Build-2</meta:generator>
    <meta:document-statistic meta:table-count="2" meta:image-count="2" meta:object-count="0" meta:page-count="13" meta:paragraph-count="360" meta:word-count="2525" meta:character-count="14293" meta:non-whitespace-character-count="12307"/>
  </office:meta>
</office:document-meta>
</file>